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_stab_new_massive_mod" table:style-name="ta1">
        <table:shapes>
          <draw:frame draw:z-index="0" draw:style-name="gr1" draw:text-style-name="P1" svg:width="159.99mm" svg:height="89.99mm" svg:x="94.78mm" svg:y="37.39mm">
            <loext:p draw:notify-on-update-of-ranges="temp_stab_new_massive_mod.O28:temp_stab_new_massive_mod.O34 temp_stab_new_massive_mod.P28:temp_stab_new_massive_mod.P34 temp_stab_new_massive_mod.Q28:temp_stab_new_massive_mod.Q34 temp_stab_new_massive_mod.Q28:temp_stab_new_massive_mod.Q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300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.37181687355" calcext:value-type="float">
            <text:p>135.3718168736</text:p>
          </table:table-cell>
          <table:table-cell office:value-type="float" office:value="177.30485033989" calcext:value-type="float">
            <text:p>177.3048503399</text:p>
          </table:table-cell>
          <table:table-cell office:value-type="float" office:value="190.38170838356" calcext:value-type="float">
            <text:p>190.3817083836</text:p>
          </table:table-cell>
          <table:table-cell office:value-type="float" office:value="164.603001594543" calcext:value-type="float">
            <text:p>164.6030015945</text:p>
          </table:table-cell>
          <table:table-cell office:value-type="float" office:value="145.749389410019" calcext:value-type="float">
            <text:p>145.74938941</text:p>
          </table:table-cell>
          <table:table-cell office:value-type="float" office:value="182.503296375275" calcext:value-type="float">
            <text:p>182.5032963753</text:p>
          </table:table-cell>
          <table:table-cell office:value-type="float" office:value="157.244072198868" calcext:value-type="float">
            <text:p>157.2440721989</text:p>
          </table:table-cell>
          <table:table-cell office:value-type="float" office:value="158.710885286331" calcext:value-type="float">
            <text:p>158.7108852863</text:p>
          </table:table-cell>
          <table:table-cell office:value-type="float" office:value="138.161709547043" calcext:value-type="float">
            <text:p>138.161709547</text:p>
          </table:table-cell>
          <table:table-cell office:value-type="float" office:value="203.663877487183" calcext:value-type="float">
            <text:p>203.6638774872</text:p>
          </table:table-cell>
          <table:table-cell table:number-columns-repeated="2"/>
          <table:table-cell office:value-type="float" office:value="352664" calcext:value-type="float">
            <text:p>352664</text:p>
          </table:table-cell>
          <table:table-cell office:value-type="float" office:value="214.12106341309" calcext:value-type="float">
            <text:p>214.1210634131</text:p>
          </table:table-cell>
          <table:table-cell table:formula="of:=LN([.O2])" office:value-type="float" office:value="5.36654157194798" calcext:value-type="float">
            <text:p>5.36654157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.002758264542" calcext:value-type="float">
            <text:p>185.0027582645</text:p>
          </table:table-cell>
          <table:table-cell office:value-type="float" office:value="232.600146055222" calcext:value-type="float">
            <text:p>232.6001460552</text:p>
          </table:table-cell>
          <table:table-cell office:value-type="float" office:value="216.298972129822" calcext:value-type="float">
            <text:p>216.2989721298</text:p>
          </table:table-cell>
          <table:table-cell office:value-type="float" office:value="211.924615859985" calcext:value-type="float">
            <text:p>211.92461586</text:p>
          </table:table-cell>
          <table:table-cell office:value-type="float" office:value="254.854583740234" calcext:value-type="float">
            <text:p>254.8545837402</text:p>
          </table:table-cell>
          <table:table-cell office:value-type="float" office:value="218.163215398788" calcext:value-type="float">
            <text:p>218.1632153988</text:p>
          </table:table-cell>
          <table:table-cell office:value-type="float" office:value="227.614704370499" calcext:value-type="float">
            <text:p>227.6147043705</text:p>
          </table:table-cell>
          <table:table-cell office:value-type="float" office:value="202.276356458664" calcext:value-type="float">
            <text:p>202.2763564587</text:p>
          </table:table-cell>
          <table:table-cell office:value-type="float" office:value="191.932731151581" calcext:value-type="float">
            <text:p>191.9327311516</text:p>
          </table:table-cell>
          <table:table-cell office:value-type="float" office:value="213.9916639328" calcext:value-type="float">
            <text:p>213.9916639328</text:p>
          </table:table-cell>
          <table:table-cell table:number-columns-repeated="2"/>
          <table:table-cell office:value-type="float" office:value="176337" calcext:value-type="float">
            <text:p>176337</text:p>
          </table:table-cell>
          <table:table-cell office:value-type="float" office:value="148.313719198704" calcext:value-type="float">
            <text:p>148.3137191987</text:p>
          </table:table-cell>
          <table:table-cell table:formula="of:=LN([.O3])" office:value-type="float" office:value="4.99932975463386" calcext:value-type="float">
            <text:p>4.99932975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6.8081407547" calcext:value-type="float">
            <text:p>266.8081407547</text:p>
          </table:table-cell>
          <table:table-cell office:value-type="float" office:value="261.695682287216" calcext:value-type="float">
            <text:p>261.6956822872</text:p>
          </table:table-cell>
          <table:table-cell table:style-name="ce1" office:value-type="string" calcext:value-type="string">
            <text:p>Nc 88.4582574367523</text:p>
          </table:table-cell>
          <table:table-cell office:value-type="float" office:value="194.930241584778" calcext:value-type="float">
            <text:p>194.9302415848</text:p>
          </table:table-cell>
          <table:table-cell office:value-type="float" office:value="225.912895917892" calcext:value-type="float">
            <text:p>225.9128959179</text:p>
          </table:table-cell>
          <table:table-cell office:value-type="float" office:value="182.776046037674" calcext:value-type="float">
            <text:p>182.7760460377</text:p>
          </table:table-cell>
          <table:table-cell office:value-type="float" office:value="180.817409038544" calcext:value-type="float">
            <text:p>180.8174090385</text:p>
          </table:table-cell>
          <table:table-cell office:value-type="float" office:value="248.580857515335" calcext:value-type="float">
            <text:p>248.5808575153</text:p>
          </table:table-cell>
          <table:table-cell office:value-type="float" office:value="229.739006757736" calcext:value-type="float">
            <text:p>229.7390067577</text:p>
          </table:table-cell>
          <table:table-cell office:value-type="float" office:value="261.557571649551" calcext:value-type="float">
            <text:p>261.5575716496</text:p>
          </table:table-cell>
          <table:table-cell table:number-columns-repeated="2"/>
          <table:table-cell office:value-type="float" office:value="58809" calcext:value-type="float">
            <text:p>58809</text:p>
          </table:table-cell>
          <table:table-cell office:value-type="float" office:value="108.11495409992" calcext:value-type="float">
            <text:p>108.1149540999</text:p>
          </table:table-cell>
          <table:table-cell table:formula="of:=LN([.O4])" office:value-type="float" office:value="4.68319505087709" calcext:value-type="float">
            <text:p>4.68319505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.503490924835" calcext:value-type="float">
            <text:p>205.5034909248</text:p>
          </table:table-cell>
          <table:table-cell office:value-type="float" office:value="216.431104421616" calcext:value-type="float">
            <text:p>216.4311044216</text:p>
          </table:table-cell>
          <table:table-cell office:value-type="float" office:value="150.622981786728" calcext:value-type="float">
            <text:p>150.6229817867</text:p>
          </table:table-cell>
          <table:table-cell office:value-type="float" office:value="176.854163169861" calcext:value-type="float">
            <text:p>176.8541631699</text:p>
          </table:table-cell>
          <table:table-cell office:value-type="float" office:value="220.111122846603" calcext:value-type="float">
            <text:p>220.1111228466</text:p>
          </table:table-cell>
          <table:table-cell office:value-type="float" office:value="365.337682723999" calcext:value-type="float">
            <text:p>365.337682724</text:p>
          </table:table-cell>
          <table:table-cell office:value-type="float" office:value="241.094209432602" calcext:value-type="float">
            <text:p>241.0942094326</text:p>
          </table:table-cell>
          <table:table-cell table:style-name="ce1" office:value-type="string" calcext:value-type="string">
            <text:p>Nc 98.7943489551544</text:p>
          </table:table-cell>
          <table:table-cell office:value-type="float" office:value="213.318156480789" calcext:value-type="float">
            <text:p>213.3181564808</text:p>
          </table:table-cell>
          <table:table-cell office:value-type="float" office:value="257.247201681137" calcext:value-type="float">
            <text:p>257.2472016811</text:p>
          </table:table-cell>
          <table:table-cell table:number-columns-repeated="2"/>
          <table:table-cell office:value-type="float" office:value="35315" calcext:value-type="float">
            <text:p>35315</text:p>
          </table:table-cell>
          <table:table-cell office:value-type="float" office:value="96.2198144046466" calcext:value-type="float">
            <text:p>96.2198144046</text:p>
          </table:table-cell>
          <table:table-cell table:formula="of:=LN([.O5])" office:value-type="float" office:value="4.56663530740483" calcext:value-type="float">
            <text:p>4.56663530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Nc 69.7703287601471</text:p>
          </table:table-cell>
          <table:table-cell office:value-type="float" office:value="180.061661720276" calcext:value-type="float">
            <text:p>180.0616617203</text:p>
          </table:table-cell>
          <table:table-cell office:value-type="float" office:value="261.872113704681" calcext:value-type="float">
            <text:p>261.8721137047</text:p>
          </table:table-cell>
          <table:table-cell office:value-type="float" office:value="219.03270149231" calcext:value-type="float">
            <text:p>219.0327014923</text:p>
          </table:table-cell>
          <table:table-cell office:value-type="float" office:value="166.507449626923" calcext:value-type="float">
            <text:p>166.5074496269</text:p>
          </table:table-cell>
          <table:table-cell office:value-type="float" office:value="250.368548631668" calcext:value-type="float">
            <text:p>250.3685486317</text:p>
          </table:table-cell>
          <table:table-cell office:value-type="float" office:value="217.376508951187" calcext:value-type="float">
            <text:p>217.3765089512</text:p>
          </table:table-cell>
          <table:table-cell office:value-type="float" office:value="221.481995105743" calcext:value-type="float">
            <text:p>221.4819951057</text:p>
          </table:table-cell>
          <table:table-cell office:value-type="float" office:value="237.306684970856" calcext:value-type="float">
            <text:p>237.3066849709</text:p>
          </table:table-cell>
          <table:table-cell office:value-type="float" office:value="267.277871847153" calcext:value-type="float">
            <text:p>267.2778718472</text:p>
          </table:table-cell>
          <table:table-cell table:number-columns-repeated="2"/>
          <table:table-cell office:value-type="float" office:value="11885" calcext:value-type="float">
            <text:p>11885</text:p>
          </table:table-cell>
          <table:table-cell office:value-type="float" office:value="93.1410183978081" calcext:value-type="float">
            <text:p>93.1410183978</text:p>
          </table:table-cell>
          <table:table-cell table:formula="of:=LN([.O6])" office:value-type="float" office:value="4.53411467154865" calcext:value-type="float">
            <text:p>4.53411467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.366651296616" calcext:value-type="float">
            <text:p>148.3666512966</text:p>
          </table:table-cell>
          <table:table-cell office:value-type="float" office:value="187.488805770874" calcext:value-type="float">
            <text:p>187.4888057709</text:p>
          </table:table-cell>
          <table:table-cell office:value-type="float" office:value="189.156713962555" calcext:value-type="float">
            <text:p>189.1567139626</text:p>
          </table:table-cell>
          <table:table-cell office:value-type="float" office:value="188.610460758209" calcext:value-type="float">
            <text:p>188.6104607582</text:p>
          </table:table-cell>
          <table:table-cell office:value-type="float" office:value="187.013894319534" calcext:value-type="float">
            <text:p>187.0138943195</text:p>
          </table:table-cell>
          <table:table-cell office:value-type="float" office:value="242.203949451447" calcext:value-type="float">
            <text:p>242.2039494514</text:p>
          </table:table-cell>
          <table:table-cell office:value-type="float" office:value="250.918938398361" calcext:value-type="float">
            <text:p>250.9189383984</text:p>
          </table:table-cell>
          <table:table-cell office:value-type="float" office:value="268.422808170319" calcext:value-type="float">
            <text:p>268.4228081703</text:p>
          </table:table-cell>
          <table:table-cell office:value-type="float" office:value="215.403718471527" calcext:value-type="float">
            <text:p>215.4037184715</text:p>
          </table:table-cell>
          <table:table-cell office:value-type="float" office:value="260.12242102623" calcext:value-type="float">
            <text:p>260.1224210262</text:p>
          </table:table-cell>
          <table:table-cell table:number-columns-repeated="2"/>
          <table:table-cell office:value-type="float" office:value="6157" calcext:value-type="float">
            <text:p>6157</text:p>
          </table:table-cell>
          <table:table-cell office:value-type="float" office:value="97.2431762501929" calcext:value-type="float">
            <text:p>97.2431762502</text:p>
          </table:table-cell>
          <table:table-cell table:formula="of:=LN([.O7])" office:value-type="float" office:value="4.5772148129436" calcext:value-type="float">
            <text:p>4.57721481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8.175850629807" calcext:value-type="float">
            <text:p>278.1758506298</text:p>
          </table:table-cell>
          <table:table-cell office:value-type="float" office:value="160.291773080826" calcext:value-type="float">
            <text:p>160.2917730808</text:p>
          </table:table-cell>
          <table:table-cell office:value-type="float" office:value="196.172056913376" calcext:value-type="float">
            <text:p>196.1720569134</text:p>
          </table:table-cell>
          <table:table-cell office:value-type="float" office:value="179.347432136536" calcext:value-type="float">
            <text:p>179.3474321365</text:p>
          </table:table-cell>
          <table:table-cell office:value-type="float" office:value="222.068671226501" calcext:value-type="float">
            <text:p>222.0686712265</text:p>
          </table:table-cell>
          <table:table-cell office:value-type="float" office:value="205.173749685287" calcext:value-type="float">
            <text:p>205.1737496853</text:p>
          </table:table-cell>
          <table:table-cell office:value-type="float" office:value="258.00101351738" calcext:value-type="float">
            <text:p>258.0010135174</text:p>
          </table:table-cell>
          <table:table-cell office:value-type="float" office:value="261.371411085129" calcext:value-type="float">
            <text:p>261.3714110851</text:p>
          </table:table-cell>
          <table:table-cell office:value-type="float" office:value="203.121789216995" calcext:value-type="float">
            <text:p>203.121789217</text:p>
          </table:table-cell>
          <table:table-cell office:value-type="float" office:value="212.103094339371" calcext:value-type="float">
            <text:p>212.1030943394</text:p>
          </table:table-cell>
          <table:table-cell table:number-columns-repeated="2"/>
          <table:table-cell office:value-type="float" office:value="4085" calcext:value-type="float">
            <text:p>4085</text:p>
          </table:table-cell>
          <table:table-cell office:value-type="float" office:value="59.3043431353569" calcext:value-type="float">
            <text:p>59.3043431354</text:p>
          </table:table-cell>
          <table:table-cell table:formula="of:=LN([.O8])" office:value-type="float" office:value="4.08268254337837" calcext:value-type="float">
            <text:p>4.08268254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2.10068321228" calcext:value-type="float">
            <text:p>212.1006832123</text:p>
          </table:table-cell>
          <table:table-cell office:value-type="float" office:value="153.985958099365" calcext:value-type="float">
            <text:p>153.9859580994</text:p>
          </table:table-cell>
          <table:table-cell office:value-type="float" office:value="178.374401569366" calcext:value-type="float">
            <text:p>178.3744015694</text:p>
          </table:table-cell>
          <table:table-cell office:value-type="float" office:value="224.528733491898" calcext:value-type="float">
            <text:p>224.5287334919</text:p>
          </table:table-cell>
          <table:table-cell table:style-name="ce1" office:value-type="string" calcext:value-type="string">
            <text:p>Nc 75.2396907806397</text:p>
          </table:table-cell>
          <table:table-cell office:value-type="float" office:value="258.364546775818" calcext:value-type="float">
            <text:p>258.3645467758</text:p>
          </table:table-cell>
          <table:table-cell office:value-type="float" office:value="214.40833902359" calcext:value-type="float">
            <text:p>214.4083390236</text:p>
          </table:table-cell>
          <table:table-cell office:value-type="float" office:value="242.827856063843" calcext:value-type="float">
            <text:p>242.8278560638</text:p>
          </table:table-cell>
          <table:table-cell office:value-type="float" office:value="277.884541988373" calcext:value-type="float">
            <text:p>277.8845419884</text:p>
          </table:table-cell>
          <table:table-cell office:value-type="float" office:value="255.762565851212" calcext:value-type="float">
            <text:p>255.76256585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8.97959446907" calcext:value-type="float">
            <text:p>148.9795944691</text:p>
          </table:table-cell>
          <table:table-cell office:value-type="float" office:value="171.591525316238" calcext:value-type="float">
            <text:p>171.5915253162</text:p>
          </table:table-cell>
          <table:table-cell office:value-type="float" office:value="132.407689332962" calcext:value-type="float">
            <text:p>132.407689333</text:p>
          </table:table-cell>
          <table:table-cell office:value-type="float" office:value="217.12614440918" calcext:value-type="float">
            <text:p>217.1261444092</text:p>
          </table:table-cell>
          <table:table-cell office:value-type="float" office:value="205.509876251221" calcext:value-type="float">
            <text:p>205.5098762512</text:p>
          </table:table-cell>
          <table:table-cell office:value-type="float" office:value="280.691792726517" calcext:value-type="float">
            <text:p>280.6917927265</text:p>
          </table:table-cell>
          <table:table-cell office:value-type="float" office:value="186.805160999298" calcext:value-type="float">
            <text:p>186.8051609993</text:p>
          </table:table-cell>
          <table:table-cell office:value-type="float" office:value="200.642627477646" calcext:value-type="float">
            <text:p>200.6426274776</text:p>
          </table:table-cell>
          <table:table-cell office:value-type="float" office:value="197.595577716827" calcext:value-type="float">
            <text:p>197.5955777168</text:p>
          </table:table-cell>
          <table:table-cell office:value-type="float" office:value="181.271599531174" calcext:value-type="float">
            <text:p>181.271599531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6.643295288086" calcext:value-type="float">
            <text:p>336.6432952881</text:p>
          </table:table-cell>
          <table:table-cell office:value-type="float" office:value="193.27294254303" calcext:value-type="float">
            <text:p>193.272942543</text:p>
          </table:table-cell>
          <table:table-cell office:value-type="float" office:value="170.733140945435" calcext:value-type="float">
            <text:p>170.7331409454</text:p>
          </table:table-cell>
          <table:table-cell office:value-type="float" office:value="228.741519212723" calcext:value-type="float">
            <text:p>228.7415192127</text:p>
          </table:table-cell>
          <table:table-cell office:value-type="float" office:value="235.546113729477" calcext:value-type="float">
            <text:p>235.5461137295</text:p>
          </table:table-cell>
          <table:table-cell office:value-type="float" office:value="267.890792369843" calcext:value-type="float">
            <text:p>267.8907923698</text:p>
          </table:table-cell>
          <table:table-cell office:value-type="float" office:value="210.913778543472" calcext:value-type="float">
            <text:p>210.9137785435</text:p>
          </table:table-cell>
          <table:table-cell office:value-type="float" office:value="263.539296865463" calcext:value-type="float">
            <text:p>263.5392968655</text:p>
          </table:table-cell>
          <table:table-cell office:value-type="float" office:value="230.009996414185" calcext:value-type="float">
            <text:p>230.0099964142</text:p>
          </table:table-cell>
          <table:table-cell office:value-type="float" office:value="254.320952653885" calcext:value-type="float">
            <text:p>254.3209526539</text:p>
          </table:table-cell>
          <table:table-cell table:number-columns-repeated="6"/>
        </table:table-row>
        <table:table-row table:style-name="ro1">
          <table:table-cell/>
          <table:table-cell table:formula="of:=AVERAGE([.B2:.B11])" office:value-type="float" office:value="212.994697968165" calcext:value-type="float">
            <text:p>212.9946979682</text:p>
          </table:table-cell>
          <table:table-cell table:formula="of:=AVERAGE([.C2:.C11])" office:value-type="float" office:value="193.472444963455" calcext:value-type="float">
            <text:p>193.4724449635</text:p>
          </table:table-cell>
          <table:table-cell table:formula="of:=AVERAGE([.D2:.D11])" office:value-type="float" office:value="187.335530969832" calcext:value-type="float">
            <text:p>187.3355309698</text:p>
          </table:table-cell>
          <table:table-cell table:formula="of:=AVERAGE([.E2:.E11])" office:value-type="float" office:value="200.569901371002" calcext:value-type="float">
            <text:p>200.569901371</text:p>
          </table:table-cell>
          <table:table-cell table:formula="of:=AVERAGE([.F2:.F11])" office:value-type="float" office:value="207.030444118712" calcext:value-type="float">
            <text:p>207.0304441187</text:p>
          </table:table-cell>
          <table:table-cell table:formula="of:=AVERAGE([.G2:.G11])" office:value-type="float" office:value="245.347362017632" calcext:value-type="float">
            <text:p>245.3473620176</text:p>
          </table:table-cell>
          <table:table-cell table:formula="of:=AVERAGE([.H2:.H11])" office:value-type="float" office:value="214.51941344738" calcext:value-type="float">
            <text:p>214.5194134474</text:p>
          </table:table-cell>
          <table:table-cell table:formula="of:=AVERAGE([.I2:.I11])" office:value-type="float" office:value="229.761566003164" calcext:value-type="float">
            <text:p>229.7615660032</text:p>
          </table:table-cell>
          <table:table-cell table:formula="of:=AVERAGE([.J2:.J11])" office:value-type="float" office:value="213.447391271591" calcext:value-type="float">
            <text:p>213.4473912716</text:p>
          </table:table-cell>
          <table:table-cell table:formula="of:=AVERAGE([.K2:.K11])" office:value-type="float" office:value="236.73188199997" calcext:value-type="float">
            <text:p>236.731882</text:p>
          </table:table-cell>
          <table:table-cell/>
          <table:table-cell table:formula="of:=AVERAGE([.B12:.K12])" office:value-type="float" office:value="214.12106341309" calcext:value-type="float">
            <text:p>214.1210634131</text:p>
          </table:table-cell>
          <table:table-cell/>
          <table:table-cell office:value-type="float" office:value="352664" calcext:value-type="float">
            <text:p>352664</text:p>
          </table:table-cell>
          <table:table-cell office:value-type="float" office:value="5.36654157194798" calcext:value-type="float">
            <text:p>5.3665415719</text:p>
          </table:table-cell>
          <table:table-cell/>
        </table:table-row>
        <table:table-row table:style-name="ro1">
          <table:table-cell table:number-columns-repeated="12"/>
          <table:table-cell table:formula="of:=STDEV([.B3:.K11])" office:value-type="float" office:value="40.4417714563278" calcext:value-type="float">
            <text:p>40.4417714563</text:p>
          </table:table-cell>
          <table:table-cell/>
          <table:table-cell office:value-type="float" office:value="176337" calcext:value-type="float">
            <text:p>176337</text:p>
          </table:table-cell>
          <table:table-cell office:value-type="float" office:value="4.99932975463386" calcext:value-type="float">
            <text:p>4.999329754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8809" calcext:value-type="float">
            <text:p>58809</text:p>
          </table:table-cell>
          <table:table-cell office:value-type="float" office:value="4.68319505087709" calcext:value-type="float">
            <text:p>4.6831950509</text:p>
          </table:table-cell>
          <table:table-cell/>
        </table:table-row>
        <table:table-row table:style-name="ro1">
          <table:table-cell office:value-type="string" calcext:value-type="string">
            <text:p>150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5315" calcext:value-type="float">
            <text:p>35315</text:p>
          </table:table-cell>
          <table:table-cell office:value-type="float" office:value="4.56663530740483" calcext:value-type="float">
            <text:p>4.56663530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.870542526245" calcext:value-type="float">
            <text:p>148.8705425262</text:p>
          </table:table-cell>
          <table:table-cell office:value-type="float" office:value="90.6044652462006" calcext:value-type="float">
            <text:p>90.6044652462</text:p>
          </table:table-cell>
          <table:table-cell office:value-type="float" office:value="144.875103712082" calcext:value-type="float">
            <text:p>144.8751037121</text:p>
          </table:table-cell>
          <table:table-cell office:value-type="float" office:value="191.964918613434" calcext:value-type="float">
            <text:p>191.9649186134</text:p>
          </table:table-cell>
          <table:table-cell office:value-type="float" office:value="97.3859996795654" calcext:value-type="float">
            <text:p>97.3859996796</text:p>
          </table:table-cell>
          <table:table-cell office:value-type="float" office:value="136.978476047516" calcext:value-type="float">
            <text:p>136.9784760475</text:p>
          </table:table-cell>
          <table:table-cell office:value-type="float" office:value="99.1730039119721" calcext:value-type="float">
            <text:p>99.173003912</text:p>
          </table:table-cell>
          <table:table-cell office:value-type="float" office:value="89.3342173099518" calcext:value-type="float">
            <text:p>89.33421731</text:p>
          </table:table-cell>
          <table:table-cell office:value-type="float" office:value="155.294572114944" calcext:value-type="float">
            <text:p>155.2945721149</text:p>
          </table:table-cell>
          <table:table-cell office:value-type="float" office:value="101.350721597672" calcext:value-type="float">
            <text:p>101.3507215977</text:p>
          </table:table-cell>
          <table:table-cell table:number-columns-repeated="3"/>
          <table:table-cell office:value-type="float" office:value="11885" calcext:value-type="float">
            <text:p>11885</text:p>
          </table:table-cell>
          <table:table-cell office:value-type="float" office:value="4.53411467154865" calcext:value-type="float">
            <text:p>4.53411467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.511238574982" calcext:value-type="float">
            <text:p>187.511238575</text:p>
          </table:table-cell>
          <table:table-cell office:value-type="float" office:value="326.655707836151" calcext:value-type="float">
            <text:p>326.6557078362</text:p>
          </table:table-cell>
          <table:table-cell office:value-type="float" office:value="134.86399435997" calcext:value-type="float">
            <text:p>134.86399436</text:p>
          </table:table-cell>
          <table:table-cell office:value-type="float" office:value="178.744840621948" calcext:value-type="float">
            <text:p>178.7448406219</text:p>
          </table:table-cell>
          <table:table-cell office:value-type="float" office:value="123.061786174774" calcext:value-type="float">
            <text:p>123.0617861748</text:p>
          </table:table-cell>
          <table:table-cell office:value-type="float" office:value="179.565156698227" calcext:value-type="float">
            <text:p>179.5651566982</text:p>
          </table:table-cell>
          <table:table-cell office:value-type="float" office:value="134.617941379547" calcext:value-type="float">
            <text:p>134.6179413795</text:p>
          </table:table-cell>
          <table:table-cell office:value-type="float" office:value="137.930310487747" calcext:value-type="float">
            <text:p>137.9303104877</text:p>
          </table:table-cell>
          <table:table-cell office:value-type="float" office:value="58.6918189525604" calcext:value-type="float">
            <text:p>58.6918189526</text:p>
          </table:table-cell>
          <table:table-cell office:value-type="float" office:value="111.066498279572" calcext:value-type="float">
            <text:p>111.0664982796</text:p>
          </table:table-cell>
          <table:table-cell table:number-columns-repeated="3"/>
          <table:table-cell office:value-type="float" office:value="6157" calcext:value-type="float">
            <text:p>6157</text:p>
          </table:table-cell>
          <table:table-cell office:value-type="float" office:value="4.5772148129436" calcext:value-type="float">
            <text:p>4.57721481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3.524900436401" calcext:value-type="float">
            <text:p>153.5249004364</text:p>
          </table:table-cell>
          <table:table-cell office:value-type="float" office:value="147.975284576416" calcext:value-type="float">
            <text:p>147.9752845764</text:p>
          </table:table-cell>
          <table:table-cell office:value-type="float" office:value="107.129856586456" calcext:value-type="float">
            <text:p>107.1298565865</text:p>
          </table:table-cell>
          <table:table-cell office:value-type="float" office:value="132.774700164795" calcext:value-type="float">
            <text:p>132.7747001648</text:p>
          </table:table-cell>
          <table:table-cell office:value-type="float" office:value="155.349474191666" calcext:value-type="float">
            <text:p>155.3494741917</text:p>
          </table:table-cell>
          <table:table-cell office:value-type="float" office:value="144.507590532303" calcext:value-type="float">
            <text:p>144.5075905323</text:p>
          </table:table-cell>
          <table:table-cell office:value-type="float" office:value="163.011658668518" calcext:value-type="float">
            <text:p>163.0116586685</text:p>
          </table:table-cell>
          <table:table-cell office:value-type="float" office:value="60.0017976760864" calcext:value-type="float">
            <text:p>60.0017976761</text:p>
          </table:table-cell>
          <table:table-cell office:value-type="float" office:value="149.564680099487" calcext:value-type="float">
            <text:p>149.5646800995</text:p>
          </table:table-cell>
          <table:table-cell office:value-type="float" office:value="159.441519975662" calcext:value-type="float">
            <text:p>159.4415199757</text:p>
          </table:table-cell>
          <table:table-cell table:number-columns-repeated="3"/>
          <table:table-cell office:value-type="float" office:value="4085" calcext:value-type="float">
            <text:p>4085</text:p>
          </table:table-cell>
          <table:table-cell office:value-type="float" office:value="4.08268254337837" calcext:value-type="float">
            <text:p>4.08268254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.616800785065" calcext:value-type="float">
            <text:p>123.6168007851</text:p>
          </table:table-cell>
          <table:table-cell office:value-type="float" office:value="157.370665550232" calcext:value-type="float">
            <text:p>157.3706655502</text:p>
          </table:table-cell>
          <table:table-cell office:value-type="float" office:value="136.662543058395" calcext:value-type="float">
            <text:p>136.6625430584</text:p>
          </table:table-cell>
          <table:table-cell office:value-type="float" office:value="184.691524982452" calcext:value-type="float">
            <text:p>184.6915249825</text:p>
          </table:table-cell>
          <table:table-cell office:value-type="float" office:value="121.680638074875" calcext:value-type="float">
            <text:p>121.6806380749</text:p>
          </table:table-cell>
          <table:table-cell office:value-type="float" office:value="194.172430276871" calcext:value-type="float">
            <text:p>194.1724302769</text:p>
          </table:table-cell>
          <table:table-cell office:value-type="float" office:value="140.269064188004" calcext:value-type="float">
            <text:p>140.269064188</text:p>
          </table:table-cell>
          <table:table-cell office:value-type="float" office:value="141.823602437973" calcext:value-type="float">
            <text:p>141.823602438</text:p>
          </table:table-cell>
          <table:table-cell office:value-type="float" office:value="167.74854683876" calcext:value-type="float">
            <text:p>167.7485468388</text:p>
          </table:table-cell>
          <table:table-cell office:value-type="float" office:value="132.086011886597" calcext:value-type="float">
            <text:p>132.086011886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.939294576645" calcext:value-type="float">
            <text:p>152.9392945766</text:p>
          </table:table-cell>
          <table:table-cell office:value-type="float" office:value="155.239618301392" calcext:value-type="float">
            <text:p>155.2396183014</text:p>
          </table:table-cell>
          <table:table-cell office:value-type="float" office:value="165.892824888229" calcext:value-type="float">
            <text:p>165.8928248882</text:p>
          </table:table-cell>
          <table:table-cell office:value-type="float" office:value="160.99396944046" calcext:value-type="float">
            <text:p>160.9939694405</text:p>
          </table:table-cell>
          <table:table-cell office:value-type="float" office:value="142.132135391235" calcext:value-type="float">
            <text:p>142.1321353912</text:p>
          </table:table-cell>
          <table:table-cell office:value-type="float" office:value="168.46603178978" calcext:value-type="float">
            <text:p>168.4660317898</text:p>
          </table:table-cell>
          <table:table-cell office:value-type="float" office:value="128.126606702805" calcext:value-type="float">
            <text:p>128.1266067028</text:p>
          </table:table-cell>
          <table:table-cell office:value-type="float" office:value="141.531357765198" calcext:value-type="float">
            <text:p>141.5313577652</text:p>
          </table:table-cell>
          <table:table-cell office:value-type="float" office:value="134.265386104584" calcext:value-type="float">
            <text:p>134.2653861046</text:p>
          </table:table-cell>
          <table:table-cell office:value-type="float" office:value="125.850946187973" calcext:value-type="float">
            <text:p>125.850946188</text:p>
          </table:table-cell>
          <table:table-cell table:number-columns-repeated="3"/>
          <table:table-cell table:formula="of:=LN([.O12])" office:value-type="float" office:value="12.773271041267" calcext:value-type="float">
            <text:p>12.7732710413</text:p>
          </table:table-cell>
          <table:table-cell office:value-type="float" office:value="214.12106341309" calcext:value-type="float">
            <text:p>214.1210634131</text:p>
          </table:table-cell>
          <table:table-cell office:value-type="float" office:value="40.4417714563278" calcext:value-type="float">
            <text:p>40.44177145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.909082889557" calcext:value-type="float">
            <text:p>136.9090828896</text:p>
          </table:table-cell>
          <table:table-cell office:value-type="float" office:value="196.086729049683" calcext:value-type="float">
            <text:p>196.0867290497</text:p>
          </table:table-cell>
          <table:table-cell office:value-type="float" office:value="167.823534011841" calcext:value-type="float">
            <text:p>167.8235340118</text:p>
          </table:table-cell>
          <table:table-cell office:value-type="float" office:value="124.116450786591" calcext:value-type="float">
            <text:p>124.1164507866</text:p>
          </table:table-cell>
          <table:table-cell office:value-type="float" office:value="173.098336935043" calcext:value-type="float">
            <text:p>173.098336935</text:p>
          </table:table-cell>
          <table:table-cell office:value-type="float" office:value="135.937898397446" calcext:value-type="float">
            <text:p>135.9378983974</text:p>
          </table:table-cell>
          <table:table-cell office:value-type="float" office:value="119.759347200394" calcext:value-type="float">
            <text:p>119.7593472004</text:p>
          </table:table-cell>
          <table:table-cell office:value-type="float" office:value="137.462738037109" calcext:value-type="float">
            <text:p>137.4627380371</text:p>
          </table:table-cell>
          <table:table-cell office:value-type="float" office:value="147.395084619522" calcext:value-type="float">
            <text:p>147.3950846195</text:p>
          </table:table-cell>
          <table:table-cell office:value-type="float" office:value="148.303732633591" calcext:value-type="float">
            <text:p>148.3037326336</text:p>
          </table:table-cell>
          <table:table-cell table:number-columns-repeated="3"/>
          <table:table-cell table:formula="of:=LN([.O13])" office:value-type="float" office:value="12.080152215907" calcext:value-type="float">
            <text:p>12.0801522159</text:p>
          </table:table-cell>
          <table:table-cell office:value-type="float" office:value="148.313719198704" calcext:value-type="float">
            <text:p>148.3137191987</text:p>
          </table:table-cell>
          <table:table-cell office:value-type="float" office:value="33.0243558294424" calcext:value-type="float">
            <text:p>33.02435582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6.459162473679" calcext:value-type="float">
            <text:p>186.4591624737</text:p>
          </table:table-cell>
          <table:table-cell office:value-type="float" office:value="137.744419336319" calcext:value-type="float">
            <text:p>137.7444193363</text:p>
          </table:table-cell>
          <table:table-cell office:value-type="float" office:value="125.915243864059" calcext:value-type="float">
            <text:p>125.9152438641</text:p>
          </table:table-cell>
          <table:table-cell office:value-type="float" office:value="155.164278268814" calcext:value-type="float">
            <text:p>155.1642782688</text:p>
          </table:table-cell>
          <table:table-cell office:value-type="float" office:value="161.714325904846" calcext:value-type="float">
            <text:p>161.7143259048</text:p>
          </table:table-cell>
          <table:table-cell table:style-name="ce1" office:value-type="string" calcext:value-type="string">
            <text:p>Nc 52.6951820850372</text:p>
          </table:table-cell>
          <table:table-cell office:value-type="float" office:value="148.425669670105" calcext:value-type="float">
            <text:p>148.4256696701</text:p>
          </table:table-cell>
          <table:table-cell office:value-type="float" office:value="201.264553546906" calcext:value-type="float">
            <text:p>201.2645535469</text:p>
          </table:table-cell>
          <table:table-cell table:style-name="ce1" office:value-type="string" calcext:value-type="string">
            <text:p>Nc 56.4817514419556</text:p>
          </table:table-cell>
          <table:table-cell office:value-type="float" office:value="127.926948070526" calcext:value-type="float">
            <text:p>127.9269480705</text:p>
          </table:table-cell>
          <table:table-cell table:number-columns-repeated="3"/>
          <table:table-cell table:formula="of:=LN([.O14])" office:value-type="float" office:value="10.9820501833985" calcext:value-type="float">
            <text:p>10.9820501834</text:p>
          </table:table-cell>
          <table:table-cell office:value-type="float" office:value="108.11495409992" calcext:value-type="float">
            <text:p>108.1149540999</text:p>
          </table:table-cell>
          <table:table-cell office:value-type="float" office:value="17.9843652525435" calcext:value-type="float">
            <text:p>17.9843652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.255061149597" calcext:value-type="float">
            <text:p>163.2550611496</text:p>
          </table:table-cell>
          <table:table-cell office:value-type="float" office:value="240.504063844681" calcext:value-type="float">
            <text:p>240.5040638447</text:p>
          </table:table-cell>
          <table:table-cell office:value-type="float" office:value="155.874264240265" calcext:value-type="float">
            <text:p>155.8742642403</text:p>
          </table:table-cell>
          <table:table-cell office:value-type="float" office:value="147.357612848282" calcext:value-type="float">
            <text:p>147.3576128483</text:p>
          </table:table-cell>
          <table:table-cell office:value-type="float" office:value="176.371092319489" calcext:value-type="float">
            <text:p>176.3710923195</text:p>
          </table:table-cell>
          <table:table-cell office:value-type="float" office:value="156.095171451569" calcext:value-type="float">
            <text:p>156.0951714516</text:p>
          </table:table-cell>
          <table:table-cell office:value-type="float" office:value="141.299628734589" calcext:value-type="float">
            <text:p>141.2996287346</text:p>
          </table:table-cell>
          <table:table-cell office:value-type="float" office:value="116.228833675385" calcext:value-type="float">
            <text:p>116.2288336754</text:p>
          </table:table-cell>
          <table:table-cell office:value-type="float" office:value="150.300880670547" calcext:value-type="float">
            <text:p>150.3008806705</text:p>
          </table:table-cell>
          <table:table-cell office:value-type="float" office:value="127.11479640007" calcext:value-type="float">
            <text:p>127.1147964001</text:p>
          </table:table-cell>
          <table:table-cell table:number-columns-repeated="3"/>
          <table:table-cell table:formula="of:=LN([.O15])" office:value-type="float" office:value="10.472063081843" calcext:value-type="float">
            <text:p>10.4720630818</text:p>
          </table:table-cell>
          <table:table-cell office:value-type="float" office:value="96.2198144046466" calcext:value-type="float">
            <text:p>96.2198144046</text:p>
          </table:table-cell>
          <table:table-cell office:value-type="float" office:value="17.5049276605185" calcext:value-type="float">
            <text:p>17.50492766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9.072660207748" calcext:value-type="float">
            <text:p>159.0726602077</text:p>
          </table:table-cell>
          <table:table-cell office:value-type="float" office:value="136.527082920074" calcext:value-type="float">
            <text:p>136.5270829201</text:p>
          </table:table-cell>
          <table:table-cell office:value-type="float" office:value="189.570542097092" calcext:value-type="float">
            <text:p>189.5705420971</text:p>
          </table:table-cell>
          <table:table-cell office:value-type="float" office:value="133.862651824951" calcext:value-type="float">
            <text:p>133.862651825</text:p>
          </table:table-cell>
          <table:table-cell office:value-type="float" office:value="137.864542245865" calcext:value-type="float">
            <text:p>137.8645422459</text:p>
          </table:table-cell>
          <table:table-cell office:value-type="float" office:value="120.067205667496" calcext:value-type="float">
            <text:p>120.0672056675</text:p>
          </table:table-cell>
          <table:table-cell office:value-type="float" office:value="160.268109321594" calcext:value-type="float">
            <text:p>160.2681093216</text:p>
          </table:table-cell>
          <table:table-cell office:value-type="float" office:value="204.922047138214" calcext:value-type="float">
            <text:p>204.9220471382</text:p>
          </table:table-cell>
          <table:table-cell office:value-type="float" office:value="160.443550109863" calcext:value-type="float">
            <text:p>160.4435501099</text:p>
          </table:table-cell>
          <table:table-cell office:value-type="float" office:value="129.808418750763" calcext:value-type="float">
            <text:p>129.8084187508</text:p>
          </table:table-cell>
          <table:table-cell table:number-columns-repeated="3"/>
          <table:table-cell table:formula="of:=LN([.O16])" office:value-type="float" office:value="9.38303237979429" calcext:value-type="float">
            <text:p>9.3830323798</text:p>
          </table:table-cell>
          <table:table-cell office:value-type="float" office:value="93.1410183978081" calcext:value-type="float">
            <text:p>93.1410183978</text:p>
          </table:table-cell>
          <table:table-cell office:value-type="float" office:value="29.2547895365351" calcext:value-type="float">
            <text:p>29.25478953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.892934322357" calcext:value-type="float">
            <text:p>149.8929343224</text:p>
          </table:table-cell>
          <table:table-cell office:value-type="float" office:value="149.331553459168" calcext:value-type="float">
            <text:p>149.3315534592</text:p>
          </table:table-cell>
          <table:table-cell office:value-type="float" office:value="183.075418710709" calcext:value-type="float">
            <text:p>183.0754187107</text:p>
          </table:table-cell>
          <table:table-cell office:value-type="float" office:value="160.965536594391" calcext:value-type="float">
            <text:p>160.9655365944</text:p>
          </table:table-cell>
          <table:table-cell office:value-type="float" office:value="129.971354961395" calcext:value-type="float">
            <text:p>129.9713549614</text:p>
          </table:table-cell>
          <table:table-cell office:value-type="float" office:value="149.473678350449" calcext:value-type="float">
            <text:p>149.4736783504</text:p>
          </table:table-cell>
          <table:table-cell office:value-type="float" office:value="146.764444351196" calcext:value-type="float">
            <text:p>146.7644443512</text:p>
          </table:table-cell>
          <table:table-cell office:value-type="float" office:value="162.411813259125" calcext:value-type="float">
            <text:p>162.4118132591</text:p>
          </table:table-cell>
          <table:table-cell office:value-type="float" office:value="166.117290973663" calcext:value-type="float">
            <text:p>166.1172909737</text:p>
          </table:table-cell>
          <table:table-cell office:value-type="float" office:value="120.437650680542" calcext:value-type="float">
            <text:p>120.4376506805</text:p>
          </table:table-cell>
          <table:table-cell table:number-columns-repeated="3"/>
          <table:table-cell table:formula="of:=LN([.O17])" office:value-type="float" office:value="8.72534492491121" calcext:value-type="float">
            <text:p>8.7253449249</text:p>
          </table:table-cell>
          <table:table-cell office:value-type="float" office:value="97.2431762501929" calcext:value-type="float">
            <text:p>97.2431762502</text:p>
          </table:table-cell>
          <table:table-cell office:value-type="float" office:value="36.0353271293317" calcext:value-type="float">
            <text:p>36.0353271293</text:p>
          </table:table-cell>
        </table:table-row>
        <table:table-row table:style-name="ro1">
          <table:table-cell/>
          <table:table-cell table:formula="of:=AVERAGE([.B16:.B25])" office:value-type="float" office:value="156.205167794228" calcext:value-type="float">
            <text:p>156.2051677942</text:p>
          </table:table-cell>
          <table:table-cell table:formula="of:=AVERAGE([.C16:.C25])" office:value-type="float" office:value="173.803959012032" calcext:value-type="float">
            <text:p>173.803959012</text:p>
          </table:table-cell>
          <table:table-cell table:formula="of:=AVERAGE([.D16:.D25])" office:value-type="float" office:value="151.16833255291" calcext:value-type="float">
            <text:p>151.1683325529</text:p>
          </table:table-cell>
          <table:table-cell table:formula="of:=AVERAGE([.E16:.E25])" office:value-type="float" office:value="157.063648414612" calcext:value-type="float">
            <text:p>157.0636484146</text:p>
          </table:table-cell>
          <table:table-cell table:formula="of:=AVERAGE([.F16:.F25])" office:value-type="float" office:value="141.862968587875" calcext:value-type="float">
            <text:p>141.8629685879</text:p>
          </table:table-cell>
          <table:table-cell table:formula="of:=AVERAGE([.G16:.G25])" office:value-type="float" office:value="153.918182134629" calcext:value-type="float">
            <text:p>153.9181821346</text:p>
          </table:table-cell>
          <table:table-cell table:formula="of:=AVERAGE([.H16:.H25])" office:value-type="float" office:value="138.171547412872" calcext:value-type="float">
            <text:p>138.1715474129</text:p>
          </table:table-cell>
          <table:table-cell table:formula="of:=AVERAGE([.I16:.I25])" office:value-type="float" office:value="139.29112713337" calcext:value-type="float">
            <text:p>139.2911271334</text:p>
          </table:table-cell>
          <table:table-cell table:formula="of:=AVERAGE([.J16:.J25])" office:value-type="float" office:value="143.313534498214" calcext:value-type="float">
            <text:p>143.3135344982</text:p>
          </table:table-cell>
          <table:table-cell table:formula="of:=AVERAGE([.K16:.K25])" office:value-type="float" office:value="128.338724446297" calcext:value-type="float">
            <text:p>128.3387244463</text:p>
          </table:table-cell>
          <table:table-cell/>
          <table:table-cell table:formula="of:=AVERAGE([.B26:.K26])" office:value-type="float" office:value="148.313719198704" calcext:value-type="float">
            <text:p>148.3137191987</text:p>
          </table:table-cell>
          <table:table-cell/>
          <table:table-cell table:formula="of:=LN([.O18])" office:value-type="float" office:value="8.3150770072941" calcext:value-type="float">
            <text:p>8.3150770073</text:p>
          </table:table-cell>
          <table:table-cell office:value-type="float" office:value="59.3043431353569" calcext:value-type="float">
            <text:p>59.3043431354</text:p>
          </table:table-cell>
          <table:table-cell office:value-type="float" office:value="23.656295625748" calcext:value-type="float">
            <text:p>23.6562956257</text:p>
          </table:table-cell>
        </table:table-row>
        <table:table-row table:style-name="ro1">
          <table:table-cell table:number-columns-repeated="12"/>
          <table:table-cell table:formula="of:=STDEV([.B17:.K25])" office:value-type="float" office:value="33.0243558294424" calcext:value-type="float">
            <text:p>33.0243558294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352664" calcext:value-type="float">
            <text:p>352664</text:p>
          </table:table-cell>
          <table:table-cell office:value-type="float" office:value="214.12106341309" calcext:value-type="float">
            <text:p>214.1210634131</text:p>
          </table:table-cell>
          <table:table-cell office:value-type="float" office:value="40.4417714563278" calcext:value-type="float">
            <text:p>40.4417714563</text:p>
          </table:table-cell>
        </table:table-row>
        <table:table-row table:style-name="ro1">
          <table:table-cell table:number-columns-repeated="14"/>
          <table:table-cell office:value-type="float" office:value="176337" calcext:value-type="float">
            <text:p>176337</text:p>
          </table:table-cell>
          <table:table-cell office:value-type="float" office:value="148.313719198704" calcext:value-type="float">
            <text:p>148.3137191987</text:p>
          </table:table-cell>
          <table:table-cell office:value-type="float" office:value="33.0243558294424" calcext:value-type="float">
            <text:p>33.0243558294</text:p>
          </table:table-cell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8809" calcext:value-type="float">
            <text:p>58809</text:p>
          </table:table-cell>
          <table:table-cell office:value-type="float" office:value="108.11495409992" calcext:value-type="float">
            <text:p>108.1149540999</text:p>
          </table:table-cell>
          <table:table-cell office:value-type="float" office:value="17.9843652525435" calcext:value-type="float">
            <text:p>17.98436525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7337975502014" calcext:value-type="float">
            <text:p>80.7337975502</text:p>
          </table:table-cell>
          <table:table-cell office:value-type="float" office:value="109.78002166748" calcext:value-type="float">
            <text:p>109.7800216675</text:p>
          </table:table-cell>
          <table:table-cell office:value-type="float" office:value="112.314978837967" calcext:value-type="float">
            <text:p>112.314978838</text:p>
          </table:table-cell>
          <table:table-cell office:value-type="float" office:value="75.618134021759" calcext:value-type="float">
            <text:p>75.6181340218</text:p>
          </table:table-cell>
          <table:table-cell office:value-type="float" office:value="77.693351984024" calcext:value-type="float">
            <text:p>77.693351984</text:p>
          </table:table-cell>
          <table:table-cell office:value-type="float" office:value="65.2808623313904" calcext:value-type="float">
            <text:p>65.2808623314</text:p>
          </table:table-cell>
          <table:table-cell office:value-type="float" office:value="63.2009057998657" calcext:value-type="float">
            <text:p>63.2009057999</text:p>
          </table:table-cell>
          <table:table-cell office:value-type="float" office:value="73.6245040893555" calcext:value-type="float">
            <text:p>73.6245040894</text:p>
          </table:table-cell>
          <table:table-cell office:value-type="float" office:value="87.4119336605072" calcext:value-type="float">
            <text:p>87.4119336605</text:p>
          </table:table-cell>
          <table:table-cell table:number-columns-repeated="4"/>
          <table:table-cell office:value-type="float" office:value="35315" calcext:value-type="float">
            <text:p>35315</text:p>
          </table:table-cell>
          <table:table-cell office:value-type="float" office:value="96.2198144046466" calcext:value-type="float">
            <text:p>96.2198144046</text:p>
          </table:table-cell>
          <table:table-cell office:value-type="float" office:value="17.5049276605185" calcext:value-type="float">
            <text:p>17.50492766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.8956818580627" calcext:value-type="float">
            <text:p>97.8956818581</text:p>
          </table:table-cell>
          <table:table-cell office:value-type="float" office:value="112.634450912476" calcext:value-type="float">
            <text:p>112.6344509125</text:p>
          </table:table-cell>
          <table:table-cell office:value-type="float" office:value="134.978078842163" calcext:value-type="float">
            <text:p>134.9780788422</text:p>
          </table:table-cell>
          <table:table-cell office:value-type="float" office:value="103.280724048615" calcext:value-type="float">
            <text:p>103.2807240486</text:p>
          </table:table-cell>
          <table:table-cell office:value-type="float" office:value="101.388127565384" calcext:value-type="float">
            <text:p>101.3881275654</text:p>
          </table:table-cell>
          <table:table-cell office:value-type="float" office:value="93.2197921276093" calcext:value-type="float">
            <text:p>93.2197921276</text:p>
          </table:table-cell>
          <table:table-cell office:value-type="float" office:value="121.035712242126" calcext:value-type="float">
            <text:p>121.0357122421</text:p>
          </table:table-cell>
          <table:table-cell office:value-type="float" office:value="109.193541049957" calcext:value-type="float">
            <text:p>109.19354105</text:p>
          </table:table-cell>
          <table:table-cell office:value-type="float" office:value="113.014719486237" calcext:value-type="float">
            <text:p>113.0147194862</text:p>
          </table:table-cell>
          <table:table-cell office:value-type="float" office:value="77.3480141162872" calcext:value-type="float">
            <text:p>77.3480141163</text:p>
          </table:table-cell>
          <table:table-cell table:number-columns-repeated="3"/>
          <table:table-cell office:value-type="float" office:value="11885" calcext:value-type="float">
            <text:p>11885</text:p>
          </table:table-cell>
          <table:table-cell office:value-type="float" office:value="93.1410183978081" calcext:value-type="float">
            <text:p>93.1410183978</text:p>
          </table:table-cell>
          <table:table-cell office:value-type="float" office:value="29.2547895365351" calcext:value-type="float">
            <text:p>29.25478953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.062623023987" calcext:value-type="float">
            <text:p>147.062623024</text:p>
          </table:table-cell>
          <table:table-cell office:value-type="float" office:value="111.167342662811" calcext:value-type="float">
            <text:p>111.1673426628</text:p>
          </table:table-cell>
          <table:table-cell office:value-type="float" office:value="105.269246101379" calcext:value-type="float">
            <text:p>105.2692461014</text:p>
          </table:table-cell>
          <table:table-cell office:value-type="float" office:value="147.612904787064" calcext:value-type="float">
            <text:p>147.6129047871</text:p>
          </table:table-cell>
          <table:table-cell office:value-type="float" office:value="151.761565685272" calcext:value-type="float">
            <text:p>151.7615656853</text:p>
          </table:table-cell>
          <table:table-cell office:value-type="float" office:value="109.210372447968" calcext:value-type="float">
            <text:p>109.210372448</text:p>
          </table:table-cell>
          <table:table-cell office:value-type="float" office:value="135.660439014435" calcext:value-type="float">
            <text:p>135.6604390144</text:p>
          </table:table-cell>
          <table:table-cell office:value-type="float" office:value="94.1220066547394" calcext:value-type="float">
            <text:p>94.1220066547</text:p>
          </table:table-cell>
          <table:table-cell office:value-type="float" office:value="95.2333042621613" calcext:value-type="float">
            <text:p>95.2333042622</text:p>
          </table:table-cell>
          <table:table-cell office:value-type="float" office:value="101.84250164032" calcext:value-type="float">
            <text:p>101.8425016403</text:p>
          </table:table-cell>
          <table:table-cell table:number-columns-repeated="3"/>
          <table:table-cell office:value-type="float" office:value="6157" calcext:value-type="float">
            <text:p>6157</text:p>
          </table:table-cell>
          <table:table-cell office:value-type="float" office:value="97.2431762501929" calcext:value-type="float">
            <text:p>97.2431762502</text:p>
          </table:table-cell>
          <table:table-cell office:value-type="float" office:value="36.0353271293317" calcext:value-type="float">
            <text:p>36.0353271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.480321884155" calcext:value-type="float">
            <text:p>134.4803218842</text:p>
          </table:table-cell>
          <table:table-cell office:value-type="float" office:value="154.453241348267" calcext:value-type="float">
            <text:p>154.4532413483</text:p>
          </table:table-cell>
          <table:table-cell office:value-type="float" office:value="130.561612129211" calcext:value-type="float">
            <text:p>130.5616121292</text:p>
          </table:table-cell>
          <table:table-cell office:value-type="float" office:value="107.293524265289" calcext:value-type="float">
            <text:p>107.2935242653</text:p>
          </table:table-cell>
          <table:table-cell office:value-type="float" office:value="145.744231462479" calcext:value-type="float">
            <text:p>145.7442314625</text:p>
          </table:table-cell>
          <table:table-cell office:value-type="float" office:value="90.6032929420471" calcext:value-type="float">
            <text:p>90.603292942</text:p>
          </table:table-cell>
          <table:table-cell office:value-type="float" office:value="105.009002447128" calcext:value-type="float">
            <text:p>105.0090024471</text:p>
          </table:table-cell>
          <table:table-cell office:value-type="float" office:value="80.7900416851044" calcext:value-type="float">
            <text:p>80.7900416851</text:p>
          </table:table-cell>
          <table:table-cell office:value-type="float" office:value="119.767767190933" calcext:value-type="float">
            <text:p>119.7677671909</text:p>
          </table:table-cell>
          <table:table-cell office:value-type="float" office:value="107.108251810074" calcext:value-type="float">
            <text:p>107.1082518101</text:p>
          </table:table-cell>
          <table:table-cell table:number-columns-repeated="3"/>
          <table:table-cell office:value-type="float" office:value="4085" calcext:value-type="float">
            <text:p>4085</text:p>
          </table:table-cell>
          <table:table-cell office:value-type="float" office:value="59.3043431353569" calcext:value-type="float">
            <text:p>59.3043431354</text:p>
          </table:table-cell>
          <table:table-cell office:value-type="float" office:value="23.656295625748" calcext:value-type="float">
            <text:p>23.65629562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.362504720688" calcext:value-type="float">
            <text:p>112.3625047207</text:p>
          </table:table-cell>
          <table:table-cell office:value-type="float" office:value="111.003658533096" calcext:value-type="float">
            <text:p>111.0036585331</text:p>
          </table:table-cell>
          <table:table-cell office:value-type="float" office:value="83.4983856678009" calcext:value-type="float">
            <text:p>83.4983856678</text:p>
          </table:table-cell>
          <table:table-cell office:value-type="float" office:value="90.8428332805634" calcext:value-type="float">
            <text:p>90.8428332806</text:p>
          </table:table-cell>
          <table:table-cell office:value-type="float" office:value="110.999672174454" calcext:value-type="float">
            <text:p>110.9996721745</text:p>
          </table:table-cell>
          <table:table-cell office:value-type="float" office:value="137.901186704636" calcext:value-type="float">
            <text:p>137.9011867046</text:p>
          </table:table-cell>
          <table:table-cell office:value-type="float" office:value="122.009979248047" calcext:value-type="float">
            <text:p>122.009979248</text:p>
          </table:table-cell>
          <table:table-cell office:value-type="float" office:value="90.3374838829041" calcext:value-type="float">
            <text:p>90.3374838829</text:p>
          </table:table-cell>
          <table:table-cell office:value-type="float" office:value="116.460211038589" calcext:value-type="float">
            <text:p>116.4602110386</text:p>
          </table:table-cell>
          <table:table-cell office:value-type="float" office:value="79.2573480606079" calcext:value-type="float">
            <text:p>79.257348060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Nc 40.6909291744232</text:p>
          </table:table-cell>
          <table:table-cell office:value-type="float" office:value="106.492110967636" calcext:value-type="float">
            <text:p>106.4921109676</text:p>
          </table:table-cell>
          <table:table-cell office:value-type="float" office:value="117.961436271667" calcext:value-type="float">
            <text:p>117.9614362717</text:p>
          </table:table-cell>
          <table:table-cell office:value-type="float" office:value="81.1488513946533" calcext:value-type="float">
            <text:p>81.1488513947</text:p>
          </table:table-cell>
          <table:table-cell office:value-type="float" office:value="114.195409536362" calcext:value-type="float">
            <text:p>114.1954095364</text:p>
          </table:table-cell>
          <table:table-cell office:value-type="float" office:value="116.082736253738" calcext:value-type="float">
            <text:p>116.0827362537</text:p>
          </table:table-cell>
          <table:table-cell office:value-type="float" office:value="126.699554443359" calcext:value-type="float">
            <text:p>126.6995544434</text:p>
          </table:table-cell>
          <table:table-cell office:value-type="float" office:value="103.055858135223" calcext:value-type="float">
            <text:p>103.0558581352</text:p>
          </table:table-cell>
          <table:table-cell office:value-type="float" office:value="128.084761381149" calcext:value-type="float">
            <text:p>128.0847613811</text:p>
          </table:table-cell>
          <table:table-cell office:value-type="float" office:value="102.929697036743" calcext:value-type="float">
            <text:p>102.929697036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.9936800003052" calcext:value-type="float">
            <text:p>79.9936800003</text:p>
          </table:table-cell>
          <table:table-cell office:value-type="float" office:value="104.984882593155" calcext:value-type="float">
            <text:p>104.9848825932</text:p>
          </table:table-cell>
          <table:table-cell table:style-name="ce1" office:value-type="string" calcext:value-type="string">
            <text:p>Nc 40.0565490722656</text:p>
          </table:table-cell>
          <table:table-cell office:value-type="float" office:value="120.069829940796" calcext:value-type="float">
            <text:p>120.0698299408</text:p>
          </table:table-cell>
          <table:table-cell office:value-type="float" office:value="125.558502435684" calcext:value-type="float">
            <text:p>125.5585024357</text:p>
          </table:table-cell>
          <table:table-cell office:value-type="float" office:value="96.966760635376" calcext:value-type="float">
            <text:p>96.9667606354</text:p>
          </table:table-cell>
          <table:table-cell office:value-type="float" office:value="100.389642238617" calcext:value-type="float">
            <text:p>100.3896422386</text:p>
          </table:table-cell>
          <table:table-cell office:value-type="float" office:value="129.038620710373" calcext:value-type="float">
            <text:p>129.0386207104</text:p>
          </table:table-cell>
          <table:table-cell office:value-type="float" office:value="114.013173341751" calcext:value-type="float">
            <text:p>114.0131733418</text:p>
          </table:table-cell>
          <table:table-cell office:value-type="float" office:value="103.91207575798" calcext:value-type="float">
            <text:p>103.91207575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.2530148029327" calcext:value-type="float">
            <text:p>80.2530148029</text:p>
          </table:table-cell>
          <table:table-cell office:value-type="float" office:value="142.761569499969" calcext:value-type="float">
            <text:p>142.7615695</text:p>
          </table:table-cell>
          <table:table-cell office:value-type="float" office:value="98.482385635376" calcext:value-type="float">
            <text:p>98.4823856354</text:p>
          </table:table-cell>
          <table:table-cell office:value-type="float" office:value="123.778695106506" calcext:value-type="float">
            <text:p>123.7786951065</text:p>
          </table:table-cell>
          <table:table-cell office:value-type="float" office:value="107.385080337524" calcext:value-type="float">
            <text:p>107.3850803375</text:p>
          </table:table-cell>
          <table:table-cell office:value-type="float" office:value="138.269203186035" calcext:value-type="float">
            <text:p>138.269203186</text:p>
          </table:table-cell>
          <table:table-cell office:value-type="float" office:value="116.472354650497" calcext:value-type="float">
            <text:p>116.4723546505</text:p>
          </table:table-cell>
          <table:table-cell office:value-type="float" office:value="91.0668873786926" calcext:value-type="float">
            <text:p>91.0668873787</text:p>
          </table:table-cell>
          <table:table-cell office:value-type="float" office:value="101.991319656372" calcext:value-type="float">
            <text:p>101.9913196564</text:p>
          </table:table-cell>
          <table:table-cell office:value-type="float" office:value="127.645108222961" calcext:value-type="float">
            <text:p>127.64510822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.7583079338074" calcext:value-type="float">
            <text:p>89.7583079338</text:p>
          </table:table-cell>
          <table:table-cell office:value-type="float" office:value="136.854582548142" calcext:value-type="float">
            <text:p>136.8545825481</text:p>
          </table:table-cell>
          <table:table-cell office:value-type="float" office:value="111.505895137787" calcext:value-type="float">
            <text:p>111.5058951378</text:p>
          </table:table-cell>
          <table:table-cell office:value-type="float" office:value="122.416680574417" calcext:value-type="float">
            <text:p>122.4166805744</text:p>
          </table:table-cell>
          <table:table-cell office:value-type="float" office:value="103.453542470932" calcext:value-type="float">
            <text:p>103.4535424709</text:p>
          </table:table-cell>
          <table:table-cell office:value-type="float" office:value="104.144015073776" calcext:value-type="float">
            <text:p>104.1440150738</text:p>
          </table:table-cell>
          <table:table-cell office:value-type="float" office:value="116.274861574173" calcext:value-type="float">
            <text:p>116.2748615742</text:p>
          </table:table-cell>
          <table:table-cell office:value-type="float" office:value="115.210800886154" calcext:value-type="float">
            <text:p>115.2108008862</text:p>
          </table:table-cell>
          <table:table-cell office:value-type="float" office:value="101.844428539276" calcext:value-type="float">
            <text:p>101.8444285393</text:p>
          </table:table-cell>
          <table:table-cell office:value-type="float" office:value="98.4222500324249" calcext:value-type="float">
            <text:p>98.422250032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491138458252" calcext:value-type="float">
            <text:p>88.4911384583</text:p>
          </table:table-cell>
          <table:table-cell office:value-type="float" office:value="108.015903949738" calcext:value-type="float">
            <text:p>108.0159039497</text:p>
          </table:table-cell>
          <table:table-cell office:value-type="float" office:value="92.4330837726593" calcext:value-type="float">
            <text:p>92.4330837727</text:p>
          </table:table-cell>
          <table:table-cell office:value-type="float" office:value="107.530595541" calcext:value-type="float">
            <text:p>107.530595541</text:p>
          </table:table-cell>
          <table:table-cell office:value-type="float" office:value="127.002513885498" calcext:value-type="float">
            <text:p>127.0025138855</text:p>
          </table:table-cell>
          <table:table-cell office:value-type="float" office:value="130.752781867981" calcext:value-type="float">
            <text:p>130.752781868</text:p>
          </table:table-cell>
          <table:table-cell office:value-type="float" office:value="92.0377292633057" calcext:value-type="float">
            <text:p>92.0377292633</text:p>
          </table:table-cell>
          <table:table-cell office:value-type="float" office:value="101.001824617386" calcext:value-type="float">
            <text:p>101.0018246174</text:p>
          </table:table-cell>
          <table:table-cell office:value-type="float" office:value="103.196304798126" calcext:value-type="float">
            <text:p>103.1963047981</text:p>
          </table:table-cell>
          <table:table-cell office:value-type="float" office:value="110.50155878067" calcext:value-type="float">
            <text:p>110.5015587807</text:p>
          </table:table-cell>
          <table:table-cell table:number-columns-repeated="6"/>
        </table:table-row>
        <table:table-row table:style-name="ro1">
          <table:table-cell/>
          <table:table-cell table:formula="of:=AVERAGE([.B31:.B40])" office:value-type="float" office:value="101.225674470266" calcext:value-type="float">
            <text:p>101.2256744703</text:p>
          </table:table-cell>
          <table:table-cell table:formula="of:=AVERAGE([.C31:.C40])" office:value-type="float" office:value="119.814776468277" calcext:value-type="float">
            <text:p>119.8147764683</text:p>
          </table:table-cell>
          <table:table-cell table:formula="of:=AVERAGE([.D31:.D40])" office:value-type="float" office:value="109.667233599557" calcext:value-type="float">
            <text:p>109.6672335996</text:p>
          </table:table-cell>
          <table:table-cell table:formula="of:=AVERAGE([.E31:.E40])" office:value-type="float" office:value="107.959277296066" calcext:value-type="float">
            <text:p>107.9592772961</text:p>
          </table:table-cell>
          <table:table-cell table:formula="of:=AVERAGE([.F31:.F40])" office:value-type="float" office:value="116.518199753761" calcext:value-type="float">
            <text:p>116.5181997538</text:p>
          </table:table-cell>
          <table:table-cell table:formula="of:=AVERAGE([.G31:.G40])" office:value-type="float" office:value="108.243100357056" calcext:value-type="float">
            <text:p>108.2431003571</text:p>
          </table:table-cell>
          <table:table-cell table:formula="of:=AVERAGE([.H31:.H40])" office:value-type="float" office:value="109.879018092155" calcext:value-type="float">
            <text:p>109.8790180922</text:p>
          </table:table-cell>
          <table:table-cell table:formula="of:=AVERAGE([.I31:.I40])" office:value-type="float" office:value="98.7441569089889" calcext:value-type="float">
            <text:p>98.744156909</text:p>
          </table:table-cell>
          <table:table-cell table:formula="of:=AVERAGE([.J31:.J40])" office:value-type="float" office:value="108.10179233551" calcext:value-type="float">
            <text:p>108.1017923355</text:p>
          </table:table-cell>
          <table:table-cell table:formula="of:=AVERAGE([.K31:.K40])" office:value-type="float" office:value="100.996311717563" calcext:value-type="float">
            <text:p>100.9963117176</text:p>
          </table:table-cell>
          <table:table-cell/>
          <table:table-cell table:formula="of:=AVERAGE([.B41:.K41])" office:value-type="float" office:value="108.11495409992" calcext:value-type="float">
            <text:p>108.1149540999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STDEV([.B32:.K40])" office:value-type="float" office:value="17.9843652525435" calcext:value-type="float">
            <text:p>17.9843652525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30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397332906723" calcext:value-type="float">
            <text:p>91.3973329067</text:p>
          </table:table-cell>
          <table:table-cell office:value-type="float" office:value="80.5931849479675" calcext:value-type="float">
            <text:p>80.593184948</text:p>
          </table:table-cell>
          <table:table-cell office:value-type="float" office:value="95.6344728469849" calcext:value-type="float">
            <text:p>95.634472847</text:p>
          </table:table-cell>
          <table:table-cell office:value-type="float" office:value="77.287055015564" calcext:value-type="float">
            <text:p>77.2870550156</text:p>
          </table:table-cell>
          <table:table-cell office:value-type="float" office:value="82.4507529735565" calcext:value-type="float">
            <text:p>82.4507529736</text:p>
          </table:table-cell>
          <table:table-cell office:value-type="float" office:value="100.721780776978" calcext:value-type="float">
            <text:p>100.721780777</text:p>
          </table:table-cell>
          <table:table-cell office:value-type="float" office:value="81.1208274364472" calcext:value-type="float">
            <text:p>81.1208274364</text:p>
          </table:table-cell>
          <table:table-cell office:value-type="float" office:value="70.7720441818237" calcext:value-type="float">
            <text:p>70.7720441818</text:p>
          </table:table-cell>
          <table:table-cell office:value-type="float" office:value="69.4679415225983" calcext:value-type="float">
            <text:p>69.4679415226</text:p>
          </table:table-cell>
          <table:table-cell office:value-type="float" office:value="83.4333927631378" calcext:value-type="float">
            <text:p>83.43339276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.1997270584106" calcext:value-type="float">
            <text:p>66.1997270584</text:p>
          </table:table-cell>
          <table:table-cell office:value-type="float" office:value="55.0463786125183" calcext:value-type="float">
            <text:p>55.0463786125</text:p>
          </table:table-cell>
          <table:table-cell office:value-type="float" office:value="120.840767145157" calcext:value-type="float">
            <text:p>120.8407671452</text:p>
          </table:table-cell>
          <table:table-cell office:value-type="float" office:value="90.0200817584991" calcext:value-type="float">
            <text:p>90.0200817585</text:p>
          </table:table-cell>
          <table:table-cell office:value-type="float" office:value="113.544102430344" calcext:value-type="float">
            <text:p>113.5441024303</text:p>
          </table:table-cell>
          <table:table-cell office:value-type="float" office:value="112.57444357872" calcext:value-type="float">
            <text:p>112.5744435787</text:p>
          </table:table-cell>
          <table:table-cell office:value-type="float" office:value="101.419270038605" calcext:value-type="float">
            <text:p>101.4192700386</text:p>
          </table:table-cell>
          <table:table-cell office:value-type="float" office:value="99.2845375537872" calcext:value-type="float">
            <text:p>99.2845375538</text:p>
          </table:table-cell>
          <table:table-cell office:value-type="float" office:value="92.4773452281952" calcext:value-type="float">
            <text:p>92.4773452282</text:p>
          </table:table-cell>
          <table:table-cell office:value-type="float" office:value="80.9672200679779" calcext:value-type="float">
            <text:p>80.9672200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352238893509" calcext:value-type="float">
            <text:p>106.3522388935</text:p>
          </table:table-cell>
          <table:table-cell table:style-name="ce1" office:value-type="string" calcext:value-type="string">
            <text:p>Nc 37.2589023113251</text:p>
          </table:table-cell>
          <table:table-cell office:value-type="float" office:value="103.695930242538" calcext:value-type="float">
            <text:p>103.6959302425</text:p>
          </table:table-cell>
          <table:table-cell office:value-type="float" office:value="101.886808156967" calcext:value-type="float">
            <text:p>101.886808157</text:p>
          </table:table-cell>
          <table:table-cell table:style-name="ce1" office:value-type="string" calcext:value-type="string">
            <text:p>Nc 38.583615064621</text:p>
          </table:table-cell>
          <table:table-cell office:value-type="float" office:value="99.9400396347046" calcext:value-type="float">
            <text:p>99.9400396347</text:p>
          </table:table-cell>
          <table:table-cell office:value-type="float" office:value="90.0714716911316" calcext:value-type="float">
            <text:p>90.0714716911</text:p>
          </table:table-cell>
          <table:table-cell office:value-type="float" office:value="79.4442448616028" calcext:value-type="float">
            <text:p>79.4442448616</text:p>
          </table:table-cell>
          <table:table-cell office:value-type="float" office:value="78.696361541748" calcext:value-type="float">
            <text:p>78.6963615417</text:p>
          </table:table-cell>
          <table:table-cell office:value-type="float" office:value="82.5204255580902" calcext:value-type="float">
            <text:p>82.520425558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0897183418274" calcext:value-type="float">
            <text:p>78.0897183418</text:p>
          </table:table-cell>
          <table:table-cell office:value-type="float" office:value="121.289732456207" calcext:value-type="float">
            <text:p>121.2897324562</text:p>
          </table:table-cell>
          <table:table-cell office:value-type="float" office:value="99.6209855079651" calcext:value-type="float">
            <text:p>99.620985508</text:p>
          </table:table-cell>
          <table:table-cell office:value-type="float" office:value="90.6890785694122" calcext:value-type="float">
            <text:p>90.6890785694</text:p>
          </table:table-cell>
          <table:table-cell office:value-type="float" office:value="97.6066448688507" calcext:value-type="float">
            <text:p>97.6066448689</text:p>
          </table:table-cell>
          <table:table-cell office:value-type="float" office:value="119.159704446793" calcext:value-type="float">
            <text:p>119.1597044468</text:p>
          </table:table-cell>
          <table:table-cell office:value-type="float" office:value="75.1040894985199" calcext:value-type="float">
            <text:p>75.1040894985</text:p>
          </table:table-cell>
          <table:table-cell office:value-type="float" office:value="119.568012714386" calcext:value-type="float">
            <text:p>119.5680127144</text:p>
          </table:table-cell>
          <table:table-cell office:value-type="float" office:value="81.2177102565765" calcext:value-type="float">
            <text:p>81.2177102566</text:p>
          </table:table-cell>
          <table:table-cell office:value-type="float" office:value="89.1728818416595" calcext:value-type="float">
            <text:p>89.172881841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.333135843277" calcext:value-type="float">
            <text:p>87.3331358433</text:p>
          </table:table-cell>
          <table:table-cell office:value-type="float" office:value="129.714148521423" calcext:value-type="float">
            <text:p>129.7141485214</text:p>
          </table:table-cell>
          <table:table-cell office:value-type="float" office:value="82.2098984718323" calcext:value-type="float">
            <text:p>82.2098984718</text:p>
          </table:table-cell>
          <table:table-cell office:value-type="float" office:value="96.4489560127258" calcext:value-type="float">
            <text:p>96.4489560127</text:p>
          </table:table-cell>
          <table:table-cell office:value-type="float" office:value="93.145293712616" calcext:value-type="float">
            <text:p>93.1452937126</text:p>
          </table:table-cell>
          <table:table-cell office:value-type="float" office:value="80.4065799713135" calcext:value-type="float">
            <text:p>80.4065799713</text:p>
          </table:table-cell>
          <table:table-cell office:value-type="float" office:value="108.857122421265" calcext:value-type="float">
            <text:p>108.8571224213</text:p>
          </table:table-cell>
          <table:table-cell office:value-type="float" office:value="102.426707744598" calcext:value-type="float">
            <text:p>102.4267077446</text:p>
          </table:table-cell>
          <table:table-cell office:value-type="float" office:value="85.9901752471924" calcext:value-type="float">
            <text:p>85.9901752472</text:p>
          </table:table-cell>
          <table:table-cell office:value-type="float" office:value="83.5459563732147" calcext:value-type="float">
            <text:p>83.545956373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.886278629303" calcext:value-type="float">
            <text:p>142.8862786293</text:p>
          </table:table-cell>
          <table:table-cell office:value-type="float" office:value="114.10182595253" calcext:value-type="float">
            <text:p>114.1018259525</text:p>
          </table:table-cell>
          <table:table-cell office:value-type="float" office:value="88.2480592727661" calcext:value-type="float">
            <text:p>88.2480592728</text:p>
          </table:table-cell>
          <table:table-cell office:value-type="float" office:value="107.039819002152" calcext:value-type="float">
            <text:p>107.0398190022</text:p>
          </table:table-cell>
          <table:table-cell office:value-type="float" office:value="83.4922561645508" calcext:value-type="float">
            <text:p>83.4922561646</text:p>
          </table:table-cell>
          <table:table-cell office:value-type="float" office:value="105.177338123322" calcext:value-type="float">
            <text:p>105.1773381233</text:p>
          </table:table-cell>
          <table:table-cell office:value-type="float" office:value="84.5609903335571" calcext:value-type="float">
            <text:p>84.5609903336</text:p>
          </table:table-cell>
          <table:table-cell office:value-type="float" office:value="81.2519328594208" calcext:value-type="float">
            <text:p>81.2519328594</text:p>
          </table:table-cell>
          <table:table-cell office:value-type="float" office:value="86.3534078598022" calcext:value-type="float">
            <text:p>86.3534078598</text:p>
          </table:table-cell>
          <table:table-cell office:value-type="float" office:value="77.565319776535" calcext:value-type="float">
            <text:p>77.565319776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.2950122356415" calcext:value-type="float">
            <text:p>72.2950122356</text:p>
          </table:table-cell>
          <table:table-cell office:value-type="float" office:value="100.005577087402" calcext:value-type="float">
            <text:p>100.0055770874</text:p>
          </table:table-cell>
          <table:table-cell office:value-type="float" office:value="105.70608997345" calcext:value-type="float">
            <text:p>105.7060899735</text:p>
          </table:table-cell>
          <table:table-cell office:value-type="float" office:value="79.0446002483368" calcext:value-type="float">
            <text:p>79.0446002483</text:p>
          </table:table-cell>
          <table:table-cell office:value-type="float" office:value="100.92378783226" calcext:value-type="float">
            <text:p>100.9237878323</text:p>
          </table:table-cell>
          <table:table-cell office:value-type="float" office:value="90.2487263679504" calcext:value-type="float">
            <text:p>90.248726368</text:p>
          </table:table-cell>
          <table:table-cell office:value-type="float" office:value="80.4974768161774" calcext:value-type="float">
            <text:p>80.4974768162</text:p>
          </table:table-cell>
          <table:table-cell office:value-type="float" office:value="99.4276533126831" calcext:value-type="float">
            <text:p>99.4276533127</text:p>
          </table:table-cell>
          <table:table-cell office:value-type="float" office:value="111.261298656464" calcext:value-type="float">
            <text:p>111.2612986565</text:p>
          </table:table-cell>
          <table:table-cell office:value-type="float" office:value="114.239073038101" calcext:value-type="float">
            <text:p>114.239073038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.151496887207" calcext:value-type="float">
            <text:p>112.1514968872</text:p>
          </table:table-cell>
          <table:table-cell office:value-type="float" office:value="99.9409098625183" calcext:value-type="float">
            <text:p>99.9409098625</text:p>
          </table:table-cell>
          <table:table-cell office:value-type="float" office:value="95.7657473087311" calcext:value-type="float">
            <text:p>95.7657473087</text:p>
          </table:table-cell>
          <table:table-cell table:style-name="ce1" office:value-type="string" calcext:value-type="string">
            <text:p>Nc 35.5766065120697</text:p>
          </table:table-cell>
          <table:table-cell office:value-type="float" office:value="115.919548034668" calcext:value-type="float">
            <text:p>115.9195480347</text:p>
          </table:table-cell>
          <table:table-cell office:value-type="float" office:value="128.965906620026" calcext:value-type="float">
            <text:p>128.96590662</text:p>
          </table:table-cell>
          <table:table-cell office:value-type="float" office:value="78.7163455486298" calcext:value-type="float">
            <text:p>78.7163455486</text:p>
          </table:table-cell>
          <table:table-cell office:value-type="float" office:value="103.155914068222" calcext:value-type="float">
            <text:p>103.1559140682</text:p>
          </table:table-cell>
          <table:table-cell office:value-type="float" office:value="78.8253881931305" calcext:value-type="float">
            <text:p>78.8253881931</text:p>
          </table:table-cell>
          <table:table-cell office:value-type="float" office:value="120.432135105133" calcext:value-type="float">
            <text:p>120.432135105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2.798804759979" calcext:value-type="float">
            <text:p>132.79880476</text:p>
          </table:table-cell>
          <table:table-cell office:value-type="float" office:value="62.4858839511871" calcext:value-type="float">
            <text:p>62.4858839512</text:p>
          </table:table-cell>
          <table:table-cell office:value-type="float" office:value="111.147944927216" calcext:value-type="float">
            <text:p>111.1479449272</text:p>
          </table:table-cell>
          <table:table-cell office:value-type="float" office:value="91.8199627399445" calcext:value-type="float">
            <text:p>91.8199627399</text:p>
          </table:table-cell>
          <table:table-cell office:value-type="float" office:value="91.1531920433044" calcext:value-type="float">
            <text:p>91.1531920433</text:p>
          </table:table-cell>
          <table:table-cell office:value-type="float" office:value="120.090577602386" calcext:value-type="float">
            <text:p>120.0905776024</text:p>
          </table:table-cell>
          <table:table-cell office:value-type="float" office:value="75.9951572418213" calcext:value-type="float">
            <text:p>75.9951572418</text:p>
          </table:table-cell>
          <table:table-cell office:value-type="float" office:value="99.2081680297852" calcext:value-type="float">
            <text:p>99.2081680298</text:p>
          </table:table-cell>
          <table:table-cell office:value-type="float" office:value="88.6894943714142" calcext:value-type="float">
            <text:p>88.6894943714</text:p>
          </table:table-cell>
          <table:table-cell office:value-type="float" office:value="122.095464468002" calcext:value-type="float">
            <text:p>122.09546446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.7702856063843" calcext:value-type="float">
            <text:p>84.7702856064</text:p>
          </table:table-cell>
          <table:table-cell office:value-type="float" office:value="107.553108453751" calcext:value-type="float">
            <text:p>107.5531084538</text:p>
          </table:table-cell>
          <table:table-cell office:value-type="float" office:value="108.160199403763" calcext:value-type="float">
            <text:p>108.1601994038</text:p>
          </table:table-cell>
          <table:table-cell office:value-type="float" office:value="122.032072305679" calcext:value-type="float">
            <text:p>122.0320723057</text:p>
          </table:table-cell>
          <table:table-cell office:value-type="float" office:value="137.288150548935" calcext:value-type="float">
            <text:p>137.2881505489</text:p>
          </table:table-cell>
          <table:table-cell office:value-type="float" office:value="85.2328042984009" calcext:value-type="float">
            <text:p>85.2328042984</text:p>
          </table:table-cell>
          <table:table-cell office:value-type="float" office:value="110.133222579956" calcext:value-type="float">
            <text:p>110.13322258</text:p>
          </table:table-cell>
          <table:table-cell office:value-type="float" office:value="94.0911338329315" calcext:value-type="float">
            <text:p>94.0911338329</text:p>
          </table:table-cell>
          <table:table-cell office:value-type="float" office:value="83.2627918720245" calcext:value-type="float">
            <text:p>83.262791872</text:p>
          </table:table-cell>
          <table:table-cell office:value-type="float" office:value="112.702737092972" calcext:value-type="float">
            <text:p>112.702737093</text:p>
          </table:table-cell>
          <table:table-cell table:number-columns-repeated="6"/>
        </table:table-row>
        <table:table-row table:style-name="ro1">
          <table:table-cell/>
          <table:table-cell table:formula="of:=AVERAGE([.B46:.B55])" office:value-type="float" office:value="97.4274031162262" calcext:value-type="float">
            <text:p>97.4274031162</text:p>
          </table:table-cell>
          <table:table-cell table:formula="of:=AVERAGE([.C46:.C55])" office:value-type="float" office:value="96.7478610939449" calcext:value-type="float">
            <text:p>96.7478610939</text:p>
          </table:table-cell>
          <table:table-cell table:formula="of:=AVERAGE([.D46:.D55])" office:value-type="float" office:value="101.10300951004" calcext:value-type="float">
            <text:p>101.10300951</text:p>
          </table:table-cell>
          <table:table-cell table:formula="of:=AVERAGE([.E46:.E55])" office:value-type="float" office:value="95.14093708992" calcext:value-type="float">
            <text:p>95.1409370899</text:p>
          </table:table-cell>
          <table:table-cell table:formula="of:=AVERAGE([.F46:.F55])" office:value-type="float" office:value="101.724858734343" calcext:value-type="float">
            <text:p>101.7248587343</text:p>
          </table:table-cell>
          <table:table-cell table:formula="of:=AVERAGE([.G46:.G55])" office:value-type="float" office:value="104.251790142059" calcext:value-type="float">
            <text:p>104.2517901421</text:p>
          </table:table-cell>
          <table:table-cell table:formula="of:=AVERAGE([.H46:.H55])" office:value-type="float" office:value="88.647597360611" calcext:value-type="float">
            <text:p>88.6475973606</text:p>
          </table:table-cell>
          <table:table-cell table:formula="of:=AVERAGE([.I46:.I55])" office:value-type="float" office:value="94.863034915924" calcext:value-type="float">
            <text:p>94.8630349159</text:p>
          </table:table-cell>
          <table:table-cell table:formula="of:=AVERAGE([.J46:.J55])" office:value-type="float" office:value="85.6241914749146" calcext:value-type="float">
            <text:p>85.6241914749</text:p>
          </table:table-cell>
          <table:table-cell table:formula="of:=AVERAGE([.K46:.K55])" office:value-type="float" office:value="96.6674606084823" calcext:value-type="float">
            <text:p>96.6674606085</text:p>
          </table:table-cell>
          <table:table-cell/>
          <table:table-cell table:formula="of:=AVERAGE([.B56:.K56])" office:value-type="float" office:value="96.2198144046466" calcext:value-type="float">
            <text:p>96.219814404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STDEV([.B47:.K55])" office:value-type="float" office:value="17.5049276605185" calcext:value-type="float">
            <text:p>17.5049276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6137144565582" calcext:value-type="float">
            <text:p>52.6137144566</text:p>
          </table:table-cell>
          <table:table-cell office:value-type="float" office:value="79.0067472457886" calcext:value-type="float">
            <text:p>79.0067472458</text:p>
          </table:table-cell>
          <table:table-cell office:value-type="float" office:value="83.6047074794769" calcext:value-type="float">
            <text:p>83.6047074795</text:p>
          </table:table-cell>
          <table:table-cell office:value-type="float" office:value="85.3325400352478" calcext:value-type="float">
            <text:p>85.3325400352</text:p>
          </table:table-cell>
          <table:table-cell office:value-type="float" office:value="83.8215010166168" calcext:value-type="float">
            <text:p>83.8215010166</text:p>
          </table:table-cell>
          <table:table-cell office:value-type="float" office:value="58.9127297401428" calcext:value-type="float">
            <text:p>58.9127297401</text:p>
          </table:table-cell>
          <table:table-cell office:value-type="float" office:value="78.9549660682678" calcext:value-type="float">
            <text:p>78.9549660683</text:p>
          </table:table-cell>
          <table:table-cell office:value-type="float" office:value="65.9802165031433" calcext:value-type="float">
            <text:p>65.9802165031</text:p>
          </table:table-cell>
          <table:table-cell office:value-type="float" office:value="35.1083991527557" calcext:value-type="float">
            <text:p>35.1083991528</text:p>
          </table:table-cell>
          <table:table-cell office:value-type="float" office:value="76.8692417144775" calcext:value-type="float">
            <text:p>76.869241714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.7617416381836" calcext:value-type="float">
            <text:p>67.7617416382</text:p>
          </table:table-cell>
          <table:table-cell office:value-type="float" office:value="70.3056523799896" calcext:value-type="float">
            <text:p>70.30565238</text:p>
          </table:table-cell>
          <table:table-cell office:value-type="float" office:value="72.1926620006561" calcext:value-type="float">
            <text:p>72.1926620007</text:p>
          </table:table-cell>
          <table:table-cell office:value-type="float" office:value="126.148505210876" calcext:value-type="float">
            <text:p>126.1485052109</text:p>
          </table:table-cell>
          <table:table-cell office:value-type="float" office:value="116.77725982666" calcext:value-type="float">
            <text:p>116.7772598267</text:p>
          </table:table-cell>
          <table:table-cell office:value-type="float" office:value="72.0209608078003" calcext:value-type="float">
            <text:p>72.0209608078</text:p>
          </table:table-cell>
          <table:table-cell office:value-type="float" office:value="83.4558489322662" calcext:value-type="float">
            <text:p>83.4558489323</text:p>
          </table:table-cell>
          <table:table-cell office:value-type="float" office:value="138.614729642868" calcext:value-type="float">
            <text:p>138.6147296429</text:p>
          </table:table-cell>
          <table:table-cell office:value-type="float" office:value="95.34255194664" calcext:value-type="float">
            <text:p>95.3425519466</text:p>
          </table:table-cell>
          <table:table-cell office:value-type="float" office:value="79.1235790252686" calcext:value-type="float">
            <text:p>79.123579025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.9132890701294" calcext:value-type="float">
            <text:p>58.9132890701</text:p>
          </table:table-cell>
          <table:table-cell office:value-type="float" office:value="73.7170441150665" calcext:value-type="float">
            <text:p>73.7170441151</text:p>
          </table:table-cell>
          <table:table-cell office:value-type="float" office:value="104.611470937729" calcext:value-type="float">
            <text:p>104.6114709377</text:p>
          </table:table-cell>
          <table:table-cell office:value-type="float" office:value="114.449858188629" calcext:value-type="float">
            <text:p>114.4498581886</text:p>
          </table:table-cell>
          <table:table-cell office:value-type="float" office:value="83.7386789321899" calcext:value-type="float">
            <text:p>83.7386789322</text:p>
          </table:table-cell>
          <table:table-cell office:value-type="float" office:value="80.0476951599121" calcext:value-type="float">
            <text:p>80.0476951599</text:p>
          </table:table-cell>
          <table:table-cell office:value-type="float" office:value="88.880913734436" calcext:value-type="float">
            <text:p>88.8809137344</text:p>
          </table:table-cell>
          <table:table-cell office:value-type="float" office:value="102.178323507309" calcext:value-type="float">
            <text:p>102.1783235073</text:p>
          </table:table-cell>
          <table:table-cell office:value-type="float" office:value="66.1150414943695" calcext:value-type="float">
            <text:p>66.1150414944</text:p>
          </table:table-cell>
          <table:table-cell office:value-type="float" office:value="97.7194175720215" calcext:value-type="float">
            <text:p>97.71941757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.606339931488" calcext:value-type="float">
            <text:p>67.6063399315</text:p>
          </table:table-cell>
          <table:table-cell office:value-type="float" office:value="125.602960348129" calcext:value-type="float">
            <text:p>125.6029603481</text:p>
          </table:table-cell>
          <table:table-cell office:value-type="float" office:value="86.0389387607574" calcext:value-type="float">
            <text:p>86.0389387608</text:p>
          </table:table-cell>
          <table:table-cell office:value-type="float" office:value="159.333857059479" calcext:value-type="float">
            <text:p>159.3338570595</text:p>
          </table:table-cell>
          <table:table-cell office:value-type="float" office:value="73.7812383174896" calcext:value-type="float">
            <text:p>73.7812383175</text:p>
          </table:table-cell>
          <table:table-cell office:value-type="float" office:value="70.2666273117065" calcext:value-type="float">
            <text:p>70.2666273117</text:p>
          </table:table-cell>
          <table:table-cell office:value-type="float" office:value="120.304269075394" calcext:value-type="float">
            <text:p>120.3042690754</text:p>
          </table:table-cell>
          <table:table-cell office:value-type="float" office:value="89.7962665557861" calcext:value-type="float">
            <text:p>89.7962665558</text:p>
          </table:table-cell>
          <table:table-cell office:value-type="float" office:value="68.2857282161713" calcext:value-type="float">
            <text:p>68.2857282162</text:p>
          </table:table-cell>
          <table:table-cell office:value-type="float" office:value="95.5889050960541" calcext:value-type="float">
            <text:p>95.588905096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.1548523902893" calcext:value-type="float">
            <text:p>76.1548523903</text:p>
          </table:table-cell>
          <table:table-cell office:value-type="float" office:value="100.189475297928" calcext:value-type="float">
            <text:p>100.1894752979</text:p>
          </table:table-cell>
          <table:table-cell office:value-type="float" office:value="104.764000415802" calcext:value-type="float">
            <text:p>104.7640004158</text:p>
          </table:table-cell>
          <table:table-cell office:value-type="float" office:value="155.98241519928" calcext:value-type="float">
            <text:p>155.9824151993</text:p>
          </table:table-cell>
          <table:table-cell office:value-type="float" office:value="85.558767080307" calcext:value-type="float">
            <text:p>85.5587670803</text:p>
          </table:table-cell>
          <table:table-cell office:value-type="float" office:value="73.7679169178009" calcext:value-type="float">
            <text:p>73.7679169178</text:p>
          </table:table-cell>
          <table:table-cell office:value-type="float" office:value="78.0529882907868" calcext:value-type="float">
            <text:p>78.0529882908</text:p>
          </table:table-cell>
          <table:table-cell office:value-type="float" office:value="69.4315485954285" calcext:value-type="float">
            <text:p>69.4315485954</text:p>
          </table:table-cell>
          <table:table-cell office:value-type="float" office:value="80.6359078884125" calcext:value-type="float">
            <text:p>80.6359078884</text:p>
          </table:table-cell>
          <table:table-cell office:value-type="float" office:value="103.286185026169" calcext:value-type="float">
            <text:p>103.286185026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.8020496368408" calcext:value-type="float">
            <text:p>94.8020496368</text:p>
          </table:table-cell>
          <table:table-cell office:value-type="float" office:value="169.951637983322" calcext:value-type="float">
            <text:p>169.9516379833</text:p>
          </table:table-cell>
          <table:table-cell office:value-type="float" office:value="116.013061523438" calcext:value-type="float">
            <text:p>116.0130615234</text:p>
          </table:table-cell>
          <table:table-cell office:value-type="float" office:value="235.906610965729" calcext:value-type="float">
            <text:p>235.9066109657</text:p>
          </table:table-cell>
          <table:table-cell office:value-type="float" office:value="96.0954399108887" calcext:value-type="float">
            <text:p>96.0954399109</text:p>
          </table:table-cell>
          <table:table-cell office:value-type="float" office:value="68.1405332088471" calcext:value-type="float">
            <text:p>68.1405332088</text:p>
          </table:table-cell>
          <table:table-cell office:value-type="float" office:value="74.0452523231506" calcext:value-type="float">
            <text:p>74.0452523232</text:p>
          </table:table-cell>
          <table:table-cell office:value-type="float" office:value="136.993115901947" calcext:value-type="float">
            <text:p>136.9931159019</text:p>
          </table:table-cell>
          <table:table-cell office:value-type="float" office:value="109.536702156067" calcext:value-type="float">
            <text:p>109.5367021561</text:p>
          </table:table-cell>
          <table:table-cell office:value-type="float" office:value="98.3412537574768" calcext:value-type="float">
            <text:p>98.34125375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3439321517944" calcext:value-type="float">
            <text:p>77.3439321518</text:p>
          </table:table-cell>
          <table:table-cell office:value-type="float" office:value="87.9056582450867" calcext:value-type="float">
            <text:p>87.9056582451</text:p>
          </table:table-cell>
          <table:table-cell office:value-type="float" office:value="130.736540794373" calcext:value-type="float">
            <text:p>130.7365407944</text:p>
          </table:table-cell>
          <table:table-cell office:value-type="float" office:value="64.4933664798737" calcext:value-type="float">
            <text:p>64.4933664799</text:p>
          </table:table-cell>
          <table:table-cell office:value-type="float" office:value="85.864620923996" calcext:value-type="float">
            <text:p>85.864620924</text:p>
          </table:table-cell>
          <table:table-cell office:value-type="float" office:value="92.2634656429291" calcext:value-type="float">
            <text:p>92.2634656429</text:p>
          </table:table-cell>
          <table:table-cell office:value-type="float" office:value="73.0262475013733" calcext:value-type="float">
            <text:p>73.0262475014</text:p>
          </table:table-cell>
          <table:table-cell office:value-type="float" office:value="93.405483007431" calcext:value-type="float">
            <text:p>93.4054830074</text:p>
          </table:table-cell>
          <table:table-cell office:value-type="float" office:value="79.13401222229" calcext:value-type="float">
            <text:p>79.1340122223</text:p>
          </table:table-cell>
          <table:table-cell office:value-type="float" office:value="63.4645347595215" calcext:value-type="float">
            <text:p>63.464534759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.5693829059601" calcext:value-type="float">
            <text:p>95.569382906</text:p>
          </table:table-cell>
          <table:table-cell office:value-type="float" office:value="83.621720790863" calcext:value-type="float">
            <text:p>83.6217207909</text:p>
          </table:table-cell>
          <table:table-cell office:value-type="float" office:value="112.299048662186" calcext:value-type="float">
            <text:p>112.2990486622</text:p>
          </table:table-cell>
          <table:table-cell office:value-type="float" office:value="114.009331703186" calcext:value-type="float">
            <text:p>114.0093317032</text:p>
          </table:table-cell>
          <table:table-cell office:value-type="float" office:value="97.2903091907501" calcext:value-type="float">
            <text:p>97.2903091908</text:p>
          </table:table-cell>
          <table:table-cell office:value-type="float" office:value="105.579576253891" calcext:value-type="float">
            <text:p>105.5795762539</text:p>
          </table:table-cell>
          <table:table-cell office:value-type="float" office:value="69.6787884235382" calcext:value-type="float">
            <text:p>69.6787884235</text:p>
          </table:table-cell>
          <table:table-cell office:value-type="float" office:value="82.046154499054" calcext:value-type="float">
            <text:p>82.0461544991</text:p>
          </table:table-cell>
          <table:table-cell office:value-type="float" office:value="85.4208824634552" calcext:value-type="float">
            <text:p>85.4208824635</text:p>
          </table:table-cell>
          <table:table-cell office:value-type="float" office:value="68.8298325538635" calcext:value-type="float">
            <text:p>68.829832553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.0529959201813" calcext:value-type="float">
            <text:p>91.0529959202</text:p>
          </table:table-cell>
          <table:table-cell office:value-type="float" office:value="128.839742183685" calcext:value-type="float">
            <text:p>128.8397421837</text:p>
          </table:table-cell>
          <table:table-cell office:value-type="float" office:value="127.419044494629" calcext:value-type="float">
            <text:p>127.4190444946</text:p>
          </table:table-cell>
          <table:table-cell office:value-type="float" office:value="171.658573627472" calcext:value-type="float">
            <text:p>171.6585736275</text:p>
          </table:table-cell>
          <table:table-cell office:value-type="float" office:value="93.1598320007324" calcext:value-type="float">
            <text:p>93.1598320007</text:p>
          </table:table-cell>
          <table:table-cell office:value-type="float" office:value="103.32414150238" calcext:value-type="float">
            <text:p>103.3241415024</text:p>
          </table:table-cell>
          <table:table-cell office:value-type="float" office:value="93.8827605247498" calcext:value-type="float">
            <text:p>93.8827605247</text:p>
          </table:table-cell>
          <table:table-cell office:value-type="float" office:value="86.4591341018677" calcext:value-type="float">
            <text:p>86.4591341019</text:p>
          </table:table-cell>
          <table:table-cell office:value-type="float" office:value="88.0896322727203" calcext:value-type="float">
            <text:p>88.0896322727</text:p>
          </table:table-cell>
          <table:table-cell office:value-type="float" office:value="94.3798468112946" calcext:value-type="float">
            <text:p>94.379846811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.5959663391113" calcext:value-type="float">
            <text:p>93.5959663391</text:p>
          </table:table-cell>
          <table:table-cell office:value-type="float" office:value="75.0010004043579" calcext:value-type="float">
            <text:p>75.0010004044</text:p>
          </table:table-cell>
          <table:table-cell office:value-type="float" office:value="71.6589407920837" calcext:value-type="float">
            <text:p>71.6589407921</text:p>
          </table:table-cell>
          <table:table-cell office:value-type="float" office:value="168.00655913353" calcext:value-type="float">
            <text:p>168.0065591335</text:p>
          </table:table-cell>
          <table:table-cell office:value-type="float" office:value="101.850476741791" calcext:value-type="float">
            <text:p>101.8504767418</text:p>
          </table:table-cell>
          <table:table-cell office:value-type="float" office:value="77.1881544589996" calcext:value-type="float">
            <text:p>77.188154459</text:p>
          </table:table-cell>
          <table:table-cell office:value-type="float" office:value="71.1522977352142" calcext:value-type="float">
            <text:p>71.1522977352</text:p>
          </table:table-cell>
          <table:table-cell office:value-type="float" office:value="83.3583464622498" calcext:value-type="float">
            <text:p>83.3583464622</text:p>
          </table:table-cell>
          <table:table-cell office:value-type="float" office:value="84.9038672447205" calcext:value-type="float">
            <text:p>84.9038672447</text:p>
          </table:table-cell>
          <table:table-cell office:value-type="float" office:value="70.5628051757813" calcext:value-type="float">
            <text:p>70.5628051758</text:p>
          </table:table-cell>
          <table:table-cell table:number-columns-repeated="6"/>
        </table:table-row>
        <table:table-row table:style-name="ro1">
          <table:table-cell/>
          <table:table-cell table:formula="of:=AVERAGE([.B59:.B68])" office:value-type="float" office:value="77.5414264440536" calcext:value-type="float">
            <text:p>77.5414264441</text:p>
          </table:table-cell>
          <table:table-cell table:formula="of:=AVERAGE([.C59:.C68])" office:value-type="float" office:value="99.4141638994216" calcext:value-type="float">
            <text:p>99.4141638994</text:p>
          </table:table-cell>
          <table:table-cell table:formula="of:=AVERAGE([.D59:.D68])" office:value-type="float" office:value="100.933841586113" calcext:value-type="float">
            <text:p>100.9338415861</text:p>
          </table:table-cell>
          <table:table-cell table:formula="of:=AVERAGE([.E59:.E68])" office:value-type="float" office:value="139.53216176033" calcext:value-type="float">
            <text:p>139.5321617603</text:p>
          </table:table-cell>
          <table:table-cell table:formula="of:=AVERAGE([.F59:.F68])" office:value-type="float" office:value="91.7938123941422" calcext:value-type="float">
            <text:p>91.7938123941</text:p>
          </table:table-cell>
          <table:table-cell table:formula="of:=AVERAGE([.G59:.G68])" office:value-type="float" office:value="80.1511801004409" calcext:value-type="float">
            <text:p>80.1511801004</text:p>
          </table:table-cell>
          <table:table-cell table:formula="of:=AVERAGE([.H59:.H68])" office:value-type="float" office:value="83.1434332609177" calcext:value-type="float">
            <text:p>83.1434332609</text:p>
          </table:table-cell>
          <table:table-cell table:formula="of:=AVERAGE([.I59:.I68])" office:value-type="float" office:value="94.8263318777084" calcext:value-type="float">
            <text:p>94.8263318777</text:p>
          </table:table-cell>
          <table:table-cell table:formula="of:=AVERAGE([.J59:.J68])" office:value-type="float" office:value="79.2572725057602" calcext:value-type="float">
            <text:p>79.2572725058</text:p>
          </table:table-cell>
          <table:table-cell table:formula="of:=AVERAGE([.K59:.K68])" office:value-type="float" office:value="84.8165601491928" calcext:value-type="float">
            <text:p>84.8165601492</text:p>
          </table:table-cell>
          <table:table-cell/>
          <table:table-cell table:formula="of:=AVERAGE([.B69:.K69])" office:value-type="float" office:value="93.1410183978081" calcext:value-type="float">
            <text:p>93.1410183978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STDEV([.B60:.K68])" office:value-type="float" office:value="29.2547895365351" calcext:value-type="float">
            <text:p>29.2547895365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5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0162057876587" calcext:value-type="float">
            <text:p>58.0162057877</text:p>
          </table:table-cell>
          <table:table-cell office:value-type="float" office:value="90.1523776054382" calcext:value-type="float">
            <text:p>90.1523776054</text:p>
          </table:table-cell>
          <table:table-cell office:value-type="float" office:value="105.694689512253" calcext:value-type="float">
            <text:p>105.6946895123</text:p>
          </table:table-cell>
          <table:table-cell office:value-type="float" office:value="77.9481196403503" calcext:value-type="float">
            <text:p>77.9481196404</text:p>
          </table:table-cell>
          <table:table-cell office:value-type="float" office:value="58.5074577331543" calcext:value-type="float">
            <text:p>58.5074577332</text:p>
          </table:table-cell>
          <table:table-cell office:value-type="float" office:value="76.3616414070129" calcext:value-type="float">
            <text:p>76.361641407</text:p>
          </table:table-cell>
          <table:table-cell office:value-type="float" office:value="62.0551898479462" calcext:value-type="float">
            <text:p>62.0551898479</text:p>
          </table:table-cell>
          <table:table-cell office:value-type="float" office:value="86.7838184833527" calcext:value-type="float">
            <text:p>86.7838184834</text:p>
          </table:table-cell>
          <table:table-cell office:value-type="float" office:value="82.1621465682983" calcext:value-type="float">
            <text:p>82.1621465683</text:p>
          </table:table-cell>
          <table:table-cell office:value-type="float" office:value="49.5265972614288" calcext:value-type="float">
            <text:p>49.526597261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7998032569885" calcext:value-type="float">
            <text:p>62.799803257</text:p>
          </table:table-cell>
          <table:table-cell table:style-name="ce1" office:value-type="string" calcext:value-type="string">
            <text:p>Nc 51.5339105129242</text:p>
          </table:table-cell>
          <table:table-cell office:value-type="float" office:value="153.386987447739" calcext:value-type="float">
            <text:p>153.3869874477</text:p>
          </table:table-cell>
          <table:table-cell office:value-type="float" office:value="125.240653991699" calcext:value-type="float">
            <text:p>125.2406539917</text:p>
          </table:table-cell>
          <table:table-cell office:value-type="float" office:value="79.3580303192139" calcext:value-type="float">
            <text:p>79.3580303192</text:p>
          </table:table-cell>
          <table:table-cell office:value-type="float" office:value="110.917019128799" calcext:value-type="float">
            <text:p>110.9170191288</text:p>
          </table:table-cell>
          <table:table-cell office:value-type="float" office:value="104.687956094742" calcext:value-type="float">
            <text:p>104.6879560947</text:p>
          </table:table-cell>
          <table:table-cell office:value-type="float" office:value="121.50231719017" calcext:value-type="float">
            <text:p>121.5023171902</text:p>
          </table:table-cell>
          <table:table-cell office:value-type="float" office:value="62.5373501777649" calcext:value-type="float">
            <text:p>62.5373501778</text:p>
          </table:table-cell>
          <table:table-cell office:value-type="float" office:value="128.475924491882" calcext:value-type="float">
            <text:p>128.475924491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7088117599487" calcext:value-type="float">
            <text:p>71.7088117599</text:p>
          </table:table-cell>
          <table:table-cell office:value-type="float" office:value="103.656468629837" calcext:value-type="float">
            <text:p>103.6564686298</text:p>
          </table:table-cell>
          <table:table-cell office:value-type="float" office:value="155.530929327011" calcext:value-type="float">
            <text:p>155.530929327</text:p>
          </table:table-cell>
          <table:table-cell office:value-type="float" office:value="60.7805395126343" calcext:value-type="float">
            <text:p>60.7805395126</text:p>
          </table:table-cell>
          <table:table-cell office:value-type="float" office:value="76.8869700431824" calcext:value-type="float">
            <text:p>76.8869700432</text:p>
          </table:table-cell>
          <table:table-cell office:value-type="float" office:value="79.1205201148987" calcext:value-type="float">
            <text:p>79.1205201149</text:p>
          </table:table-cell>
          <table:table-cell office:value-type="float" office:value="99.589359998703" calcext:value-type="float">
            <text:p>99.5893599987</text:p>
          </table:table-cell>
          <table:table-cell office:value-type="float" office:value="139.263999462128" calcext:value-type="float">
            <text:p>139.2639994621</text:p>
          </table:table-cell>
          <table:table-cell office:value-type="float" office:value="87.3420958518982" calcext:value-type="float">
            <text:p>87.3420958519</text:p>
          </table:table-cell>
          <table:table-cell office:value-type="float" office:value="114.587486028671" calcext:value-type="float">
            <text:p>114.587486028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.9331147670746" calcext:value-type="float">
            <text:p>79.9331147671</text:p>
          </table:table-cell>
          <table:table-cell office:value-type="float" office:value="102.393161773682" calcext:value-type="float">
            <text:p>102.3931617737</text:p>
          </table:table-cell>
          <table:table-cell office:value-type="float" office:value="162.235942840576" calcext:value-type="float">
            <text:p>162.2359428406</text:p>
          </table:table-cell>
          <table:table-cell office:value-type="float" office:value="63.5045945644379" calcext:value-type="float">
            <text:p>63.5045945644</text:p>
          </table:table-cell>
          <table:table-cell office:value-type="float" office:value="91.0408580303192" calcext:value-type="float">
            <text:p>91.0408580303</text:p>
          </table:table-cell>
          <table:table-cell office:value-type="float" office:value="71.8253028392792" calcext:value-type="float">
            <text:p>71.8253028393</text:p>
          </table:table-cell>
          <table:table-cell office:value-type="float" office:value="83.0060074329376" calcext:value-type="float">
            <text:p>83.0060074329</text:p>
          </table:table-cell>
          <table:table-cell office:value-type="float" office:value="111.373536109924" calcext:value-type="float">
            <text:p>111.3735361099</text:p>
          </table:table-cell>
          <table:table-cell office:value-type="float" office:value="86.6196994781494" calcext:value-type="float">
            <text:p>86.6196994781</text:p>
          </table:table-cell>
          <table:table-cell office:value-type="float" office:value="92.5887360572815" calcext:value-type="float">
            <text:p>92.588736057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.7100465297699" calcext:value-type="float">
            <text:p>66.7100465298</text:p>
          </table:table-cell>
          <table:table-cell office:value-type="float" office:value="135.57163977623" calcext:value-type="float">
            <text:p>135.5716397762</text:p>
          </table:table-cell>
          <table:table-cell office:value-type="float" office:value="169.917123317719" calcext:value-type="float">
            <text:p>169.9171233177</text:p>
          </table:table-cell>
          <table:table-cell office:value-type="float" office:value="146.395518779755" calcext:value-type="float">
            <text:p>146.3955187798</text:p>
          </table:table-cell>
          <table:table-cell office:value-type="float" office:value="103.829187870026" calcext:value-type="float">
            <text:p>103.82918787</text:p>
          </table:table-cell>
          <table:table-cell office:value-type="float" office:value="92.72145652771" calcext:value-type="float">
            <text:p>92.7214565277</text:p>
          </table:table-cell>
          <table:table-cell office:value-type="float" office:value="75.1424691677094" calcext:value-type="float">
            <text:p>75.1424691677</text:p>
          </table:table-cell>
          <table:table-cell office:value-type="float" office:value="101.37735581398" calcext:value-type="float">
            <text:p>101.377355814</text:p>
          </table:table-cell>
          <table:table-cell office:value-type="float" office:value="68.9681499004364" calcext:value-type="float">
            <text:p>68.9681499004</text:p>
          </table:table-cell>
          <table:table-cell office:value-type="float" office:value="81.6907684803009" calcext:value-type="float">
            <text:p>81.690768480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.8196713924408" calcext:value-type="float">
            <text:p>94.8196713924</text:p>
          </table:table-cell>
          <table:table-cell office:value-type="float" office:value="102.441335678101" calcext:value-type="float">
            <text:p>102.4413356781</text:p>
          </table:table-cell>
          <table:table-cell office:value-type="float" office:value="130.978370904922" calcext:value-type="float">
            <text:p>130.9783709049</text:p>
          </table:table-cell>
          <table:table-cell office:value-type="float" office:value="116.713676929474" calcext:value-type="float">
            <text:p>116.7136769295</text:p>
          </table:table-cell>
          <table:table-cell office:value-type="float" office:value="116.779747247696" calcext:value-type="float">
            <text:p>116.7797472477</text:p>
          </table:table-cell>
          <table:table-cell office:value-type="float" office:value="108.360721826553" calcext:value-type="float">
            <text:p>108.3607218266</text:p>
          </table:table-cell>
          <table:table-cell office:value-type="float" office:value="82.4452376365662" calcext:value-type="float">
            <text:p>82.4452376366</text:p>
          </table:table-cell>
          <table:table-cell office:value-type="float" office:value="115.294425487518" calcext:value-type="float">
            <text:p>115.2944254875</text:p>
          </table:table-cell>
          <table:table-cell office:value-type="float" office:value="74.9715118408203" calcext:value-type="float">
            <text:p>74.9715118408</text:p>
          </table:table-cell>
          <table:table-cell office:value-type="float" office:value="119.261386632919" calcext:value-type="float">
            <text:p>119.261386632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.0088610649109" calcext:value-type="float">
            <text:p>72.0088610649</text:p>
          </table:table-cell>
          <table:table-cell office:value-type="float" office:value="122.363283872604" calcext:value-type="float">
            <text:p>122.3632838726</text:p>
          </table:table-cell>
          <table:table-cell office:value-type="float" office:value="158.968102216721" calcext:value-type="float">
            <text:p>158.9681022167</text:p>
          </table:table-cell>
          <table:table-cell office:value-type="float" office:value="62.7956514358521" calcext:value-type="float">
            <text:p>62.7956514359</text:p>
          </table:table-cell>
          <table:table-cell office:value-type="float" office:value="91.948704957962" calcext:value-type="float">
            <text:p>91.948704958</text:p>
          </table:table-cell>
          <table:table-cell office:value-type="float" office:value="55.2318253517151" calcext:value-type="float">
            <text:p>55.2318253517</text:p>
          </table:table-cell>
          <table:table-cell office:value-type="float" office:value="61.658677816391" calcext:value-type="float">
            <text:p>61.6586778164</text:p>
          </table:table-cell>
          <table:table-cell office:value-type="float" office:value="113.664659500122" calcext:value-type="float">
            <text:p>113.6646595001</text:p>
          </table:table-cell>
          <table:table-cell office:value-type="float" office:value="68.6274261474609" calcext:value-type="float">
            <text:p>68.6274261475</text:p>
          </table:table-cell>
          <table:table-cell office:value-type="float" office:value="104.700130224228" calcext:value-type="float">
            <text:p>104.700130224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.5176346302032" calcext:value-type="float">
            <text:p>88.5176346302</text:p>
          </table:table-cell>
          <table:table-cell office:value-type="float" office:value="115.292005777359" calcext:value-type="float">
            <text:p>115.2920057774</text:p>
          </table:table-cell>
          <table:table-cell office:value-type="float" office:value="116.824879169464" calcext:value-type="float">
            <text:p>116.8248791695</text:p>
          </table:table-cell>
          <table:table-cell office:value-type="float" office:value="82.8394110202789" calcext:value-type="float">
            <text:p>82.8394110203</text:p>
          </table:table-cell>
          <table:table-cell office:value-type="float" office:value="84.1921646595001" calcext:value-type="float">
            <text:p>84.1921646595</text:p>
          </table:table-cell>
          <table:table-cell office:value-type="float" office:value="91.2436451911926" calcext:value-type="float">
            <text:p>91.2436451912</text:p>
          </table:table-cell>
          <table:table-cell office:value-type="float" office:value="92.4990108013153" calcext:value-type="float">
            <text:p>92.4990108013</text:p>
          </table:table-cell>
          <table:table-cell office:value-type="float" office:value="98.4233872890473" calcext:value-type="float">
            <text:p>98.423387289</text:p>
          </table:table-cell>
          <table:table-cell office:value-type="float" office:value="96.6637406349182" calcext:value-type="float">
            <text:p>96.6637406349</text:p>
          </table:table-cell>
          <table:table-cell office:value-type="float" office:value="86.6551432609558" calcext:value-type="float">
            <text:p>86.65514326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.2434561252594" calcext:value-type="float">
            <text:p>76.2434561253</text:p>
          </table:table-cell>
          <table:table-cell office:value-type="float" office:value="179.607755661011" calcext:value-type="float">
            <text:p>179.607755661</text:p>
          </table:table-cell>
          <table:table-cell office:value-type="float" office:value="316.185306787491" calcext:value-type="float">
            <text:p>316.1853067875</text:p>
          </table:table-cell>
          <table:table-cell office:value-type="float" office:value="69.2348976135254" calcext:value-type="float">
            <text:p>69.2348976135</text:p>
          </table:table-cell>
          <table:table-cell office:value-type="float" office:value="86.903472661972" calcext:value-type="float">
            <text:p>86.903472662</text:p>
          </table:table-cell>
          <table:table-cell office:value-type="float" office:value="91.1843643188477" calcext:value-type="float">
            <text:p>91.1843643188</text:p>
          </table:table-cell>
          <table:table-cell office:value-type="float" office:value="57.7623856067658" calcext:value-type="float">
            <text:p>57.7623856068</text:p>
          </table:table-cell>
          <table:table-cell office:value-type="float" office:value="84.0179636478424" calcext:value-type="float">
            <text:p>84.0179636478</text:p>
          </table:table-cell>
          <table:table-cell office:value-type="float" office:value="63.566908121109" calcext:value-type="float">
            <text:p>63.5669081211</text:p>
          </table:table-cell>
          <table:table-cell office:value-type="float" office:value="77.0021412372589" calcext:value-type="float">
            <text:p>77.002141237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.8374207019806" calcext:value-type="float">
            <text:p>71.837420702</text:p>
          </table:table-cell>
          <table:table-cell office:value-type="float" office:value="93.4245493412018" calcext:value-type="float">
            <text:p>93.4245493412</text:p>
          </table:table-cell>
          <table:table-cell office:value-type="float" office:value="128.453015804291" calcext:value-type="float">
            <text:p>128.4530158043</text:p>
          </table:table-cell>
          <table:table-cell office:value-type="float" office:value="117.586389541626" calcext:value-type="float">
            <text:p>117.5863895416</text:p>
          </table:table-cell>
          <table:table-cell office:value-type="float" office:value="74.1619153022766" calcext:value-type="float">
            <text:p>74.1619153023</text:p>
          </table:table-cell>
          <table:table-cell office:value-type="float" office:value="82.897341966629" calcext:value-type="float">
            <text:p>82.8973419666</text:p>
          </table:table-cell>
          <table:table-cell office:value-type="float" office:value="65.7257225513458" calcext:value-type="float">
            <text:p>65.7257225513</text:p>
          </table:table-cell>
          <table:table-cell office:value-type="float" office:value="70.620489358902" calcext:value-type="float">
            <text:p>70.6204893589</text:p>
          </table:table-cell>
          <table:table-cell office:value-type="float" office:value="95.7611780166626" calcext:value-type="float">
            <text:p>95.7611780167</text:p>
          </table:table-cell>
          <table:table-cell office:value-type="float" office:value="107.4300968647" calcext:value-type="float">
            <text:p>107.4300968647</text:p>
          </table:table-cell>
          <table:table-cell table:number-columns-repeated="6"/>
        </table:table-row>
        <table:table-row table:style-name="ro1">
          <table:table-cell/>
          <table:table-cell table:formula="of:=AVERAGE([.B74:.B83])" office:value-type="float" office:value="74.2595026016235" calcext:value-type="float">
            <text:p>74.2595026016</text:p>
          </table:table-cell>
          <table:table-cell table:formula="of:=AVERAGE([.C74:.C83])" office:value-type="float" office:value="116.100286457274" calcext:value-type="float">
            <text:p>116.1002864573</text:p>
          </table:table-cell>
          <table:table-cell table:formula="of:=AVERAGE([.D74:.D83])" office:value-type="float" office:value="159.817534732819" calcext:value-type="float">
            <text:p>159.8175347328</text:p>
          </table:table-cell>
          <table:table-cell table:formula="of:=AVERAGE([.E74:.E83])" office:value-type="float" office:value="92.3039453029633" calcext:value-type="float">
            <text:p>92.303945303</text:p>
          </table:table-cell>
          <table:table-cell table:formula="of:=AVERAGE([.F74:.F83])" office:value-type="float" office:value="86.3608508825303" calcext:value-type="float">
            <text:p>86.3608508825</text:p>
          </table:table-cell>
          <table:table-cell table:formula="of:=AVERAGE([.G74:.G83])" office:value-type="float" office:value="85.9863838672637" calcext:value-type="float">
            <text:p>85.9863838673</text:p>
          </table:table-cell>
          <table:table-cell table:formula="of:=AVERAGE([.H74:.H83])" office:value-type="float" office:value="78.4572016954422" calcext:value-type="float">
            <text:p>78.4572016954</text:p>
          </table:table-cell>
          <table:table-cell table:formula="of:=AVERAGE([.I74:.I83])" office:value-type="float" office:value="104.232195234299" calcext:value-type="float">
            <text:p>104.2321952343</text:p>
          </table:table-cell>
          <table:table-cell table:formula="of:=AVERAGE([.J74:.J83])" office:value-type="float" office:value="78.7220206737518" calcext:value-type="float">
            <text:p>78.7220206738</text:p>
          </table:table-cell>
          <table:table-cell table:formula="of:=AVERAGE([.K74:.K83])" office:value-type="float" office:value="96.1918410539626" calcext:value-type="float">
            <text:p>96.191841054</text:p>
          </table:table-cell>
          <table:table-cell/>
          <table:table-cell table:formula="of:=AVERAGE([.B84:.K84])" office:value-type="float" office:value="97.2431762501929" calcext:value-type="float">
            <text:p>97.243176250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STDEV([.B75:.K83])" office:value-type="float" office:value="36.0353271293317" calcext:value-type="float">
            <text:p>36.0353271293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3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1215176582336" calcext:value-type="float">
            <text:p>34.1215176582</text:p>
          </table:table-cell>
          <table:table-cell office:value-type="float" office:value="32.6736495494843" calcext:value-type="float">
            <text:p>32.6736495495</text:p>
          </table:table-cell>
          <table:table-cell office:value-type="float" office:value="57.2086262702942" calcext:value-type="float">
            <text:p>57.2086262703</text:p>
          </table:table-cell>
          <table:table-cell office:value-type="float" office:value="85.7970018386841" calcext:value-type="float">
            <text:p>85.7970018387</text:p>
          </table:table-cell>
          <table:table-cell office:value-type="float" office:value="50.8678810596466" calcext:value-type="float">
            <text:p>50.8678810596</text:p>
          </table:table-cell>
          <table:table-cell office:value-type="float" office:value="26.4505672454834" calcext:value-type="float">
            <text:p>26.4505672455</text:p>
          </table:table-cell>
          <table:table-cell office:value-type="float" office:value="46.7747411727905" calcext:value-type="float">
            <text:p>46.7747411728</text:p>
          </table:table-cell>
          <table:table-cell office:value-type="float" office:value="33.1976866722107" calcext:value-type="float">
            <text:p>33.1976866722</text:p>
          </table:table-cell>
          <table:table-cell office:value-type="float" office:value="38.3987874984741" calcext:value-type="float">
            <text:p>38.3987874985</text:p>
          </table:table-cell>
          <table:table-cell office:value-type="float" office:value="55.250914812088" calcext:value-type="float">
            <text:p>55.25091481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2916884422302" calcext:value-type="float">
            <text:p>43.2916884422</text:p>
          </table:table-cell>
          <table:table-cell office:value-type="float" office:value="72.5034549236298" calcext:value-type="float">
            <text:p>72.5034549236</text:p>
          </table:table-cell>
          <table:table-cell office:value-type="float" office:value="67.892338514328" calcext:value-type="float">
            <text:p>67.8923385143</text:p>
          </table:table-cell>
          <table:table-cell office:value-type="float" office:value="78.7379899024963" calcext:value-type="float">
            <text:p>78.7379899025</text:p>
          </table:table-cell>
          <table:table-cell office:value-type="float" office:value="57.9764909744263" calcext:value-type="float">
            <text:p>57.9764909744</text:p>
          </table:table-cell>
          <table:table-cell office:value-type="float" office:value="40.8056840896606" calcext:value-type="float">
            <text:p>40.8056840897</text:p>
          </table:table-cell>
          <table:table-cell office:value-type="float" office:value="43.1678113937378" calcext:value-type="float">
            <text:p>43.1678113937</text:p>
          </table:table-cell>
          <table:table-cell office:value-type="float" office:value="108.250438928604" calcext:value-type="float">
            <text:p>108.2504389286</text:p>
          </table:table-cell>
          <table:table-cell office:value-type="float" office:value="37.7127287387848" calcext:value-type="float">
            <text:p>37.7127287388</text:p>
          </table:table-cell>
          <table:table-cell office:value-type="float" office:value="62.0987045764923" calcext:value-type="float">
            <text:p>62.098704576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778627872467" calcext:value-type="float">
            <text:p>52.7786278725</text:p>
          </table:table-cell>
          <table:table-cell office:value-type="float" office:value="69.6074507236481" calcext:value-type="float">
            <text:p>69.6074507236</text:p>
          </table:table-cell>
          <table:table-cell office:value-type="float" office:value="63.9707293510437" calcext:value-type="float">
            <text:p>63.970729351</text:p>
          </table:table-cell>
          <table:table-cell office:value-type="float" office:value="92.5847046375275" calcext:value-type="float">
            <text:p>92.5847046375</text:p>
          </table:table-cell>
          <table:table-cell office:value-type="float" office:value="44.2348556518555" calcext:value-type="float">
            <text:p>44.2348556519</text:p>
          </table:table-cell>
          <table:table-cell office:value-type="float" office:value="58.5633263587952" calcext:value-type="float">
            <text:p>58.5633263588</text:p>
          </table:table-cell>
          <table:table-cell office:value-type="float" office:value="54.6988418102264" calcext:value-type="float">
            <text:p>54.6988418102</text:p>
          </table:table-cell>
          <table:table-cell office:value-type="float" office:value="113.481018543243" calcext:value-type="float">
            <text:p>113.4810185432</text:p>
          </table:table-cell>
          <table:table-cell office:value-type="float" office:value="35.8940501213074" calcext:value-type="float">
            <text:p>35.8940501213</text:p>
          </table:table-cell>
          <table:table-cell office:value-type="float" office:value="51.5810146331787" calcext:value-type="float">
            <text:p>51.581014633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9600298404694" calcext:value-type="float">
            <text:p>41.9600298405</text:p>
          </table:table-cell>
          <table:table-cell office:value-type="float" office:value="47.724490404129" calcext:value-type="float">
            <text:p>47.7244904041</text:p>
          </table:table-cell>
          <table:table-cell office:value-type="float" office:value="54.9291272163391" calcext:value-type="float">
            <text:p>54.9291272163</text:p>
          </table:table-cell>
          <table:table-cell office:value-type="float" office:value="31.6220462322235" calcext:value-type="float">
            <text:p>31.6220462322</text:p>
          </table:table-cell>
          <table:table-cell office:value-type="float" office:value="72.7576169967651" calcext:value-type="float">
            <text:p>72.7576169968</text:p>
          </table:table-cell>
          <table:table-cell office:value-type="float" office:value="63.659069776535" calcext:value-type="float">
            <text:p>63.6590697765</text:p>
          </table:table-cell>
          <table:table-cell office:value-type="float" office:value="46.6683015823364" calcext:value-type="float">
            <text:p>46.6683015823</text:p>
          </table:table-cell>
          <table:table-cell office:value-type="float" office:value="99.1521294116974" calcext:value-type="float">
            <text:p>99.1521294117</text:p>
          </table:table-cell>
          <table:table-cell office:value-type="float" office:value="43.7755002975464" calcext:value-type="float">
            <text:p>43.7755002975</text:p>
          </table:table-cell>
          <table:table-cell office:value-type="float" office:value="44.4780478477478" calcext:value-type="float">
            <text:p>44.478047847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.0219829082489" calcext:value-type="float">
            <text:p>47.0219829082</text:p>
          </table:table-cell>
          <table:table-cell office:value-type="float" office:value="53.4750075340271" calcext:value-type="float">
            <text:p>53.475007534</text:p>
          </table:table-cell>
          <table:table-cell office:value-type="float" office:value="50.9645774364472" calcext:value-type="float">
            <text:p>50.9645774364</text:p>
          </table:table-cell>
          <table:table-cell office:value-type="float" office:value="70.8375890254974" calcext:value-type="float">
            <text:p>70.8375890255</text:p>
          </table:table-cell>
          <table:table-cell office:value-type="float" office:value="54.4235951900482" calcext:value-type="float">
            <text:p>54.42359519</text:p>
          </table:table-cell>
          <table:table-cell office:value-type="float" office:value="53.8795037269592" calcext:value-type="float">
            <text:p>53.879503727</text:p>
          </table:table-cell>
          <table:table-cell office:value-type="float" office:value="47.4491093158722" calcext:value-type="float">
            <text:p>47.4491093159</text:p>
          </table:table-cell>
          <table:table-cell office:value-type="float" office:value="107.718449115753" calcext:value-type="float">
            <text:p>107.7184491158</text:p>
          </table:table-cell>
          <table:table-cell office:value-type="float" office:value="54.8789563179016" calcext:value-type="float">
            <text:p>54.8789563179</text:p>
          </table:table-cell>
          <table:table-cell office:value-type="float" office:value="61.8244197368622" calcext:value-type="float">
            <text:p>61.824419736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.1235334873199" calcext:value-type="float">
            <text:p>34.1235334873</text:p>
          </table:table-cell>
          <table:table-cell office:value-type="float" office:value="66.7894032001495" calcext:value-type="float">
            <text:p>66.7894032001</text:p>
          </table:table-cell>
          <table:table-cell office:value-type="float" office:value="46.2354006767273" calcext:value-type="float">
            <text:p>46.2354006767</text:p>
          </table:table-cell>
          <table:table-cell office:value-type="float" office:value="104.396105527878" calcext:value-type="float">
            <text:p>104.3961055279</text:p>
          </table:table-cell>
          <table:table-cell office:value-type="float" office:value="57.9177248477936" calcext:value-type="float">
            <text:p>57.9177248478</text:p>
          </table:table-cell>
          <table:table-cell office:value-type="float" office:value="41.4225006103516" calcext:value-type="float">
            <text:p>41.4225006104</text:p>
          </table:table-cell>
          <table:table-cell office:value-type="float" office:value="58.0538296699524" calcext:value-type="float">
            <text:p>58.05382967</text:p>
          </table:table-cell>
          <table:table-cell office:value-type="float" office:value="59.9615516662598" calcext:value-type="float">
            <text:p>59.9615516663</text:p>
          </table:table-cell>
          <table:table-cell office:value-type="float" office:value="46.2510194778442" calcext:value-type="float">
            <text:p>46.2510194778</text:p>
          </table:table-cell>
          <table:table-cell office:value-type="float" office:value="50.8641967773437" calcext:value-type="float">
            <text:p>50.864196777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.2010316848755" calcext:value-type="float">
            <text:p>47.2010316849</text:p>
          </table:table-cell>
          <table:table-cell office:value-type="float" office:value="33.9440560340881" calcext:value-type="float">
            <text:p>33.9440560341</text:p>
          </table:table-cell>
          <table:table-cell office:value-type="float" office:value="52.3964695930481" calcext:value-type="float">
            <text:p>52.396469593</text:p>
          </table:table-cell>
          <table:table-cell office:value-type="float" office:value="103.081048250198" calcext:value-type="float">
            <text:p>103.0810482502</text:p>
          </table:table-cell>
          <table:table-cell office:value-type="float" office:value="68.4492766857147" calcext:value-type="float">
            <text:p>68.4492766857</text:p>
          </table:table-cell>
          <table:table-cell office:value-type="float" office:value="51.8388757705688" calcext:value-type="float">
            <text:p>51.8388757706</text:p>
          </table:table-cell>
          <table:table-cell office:value-type="float" office:value="55.2117440700531" calcext:value-type="float">
            <text:p>55.2117440701</text:p>
          </table:table-cell>
          <table:table-cell office:value-type="float" office:value="46.3805680274963" calcext:value-type="float">
            <text:p>46.3805680275</text:p>
          </table:table-cell>
          <table:table-cell office:value-type="float" office:value="39.0892930030823" calcext:value-type="float">
            <text:p>39.0892930031</text:p>
          </table:table-cell>
          <table:table-cell office:value-type="float" office:value="52.7322220802307" calcext:value-type="float">
            <text:p>52.732222080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578959941864" calcext:value-type="float">
            <text:p>50.5789599419</text:p>
          </table:table-cell>
          <table:table-cell office:value-type="float" office:value="78.6313197612762" calcext:value-type="float">
            <text:p>78.6313197613</text:p>
          </table:table-cell>
          <table:table-cell office:value-type="float" office:value="56.0371708869934" calcext:value-type="float">
            <text:p>56.037170887</text:p>
          </table:table-cell>
          <table:table-cell office:value-type="float" office:value="115.070145130157" calcext:value-type="float">
            <text:p>115.0701451302</text:p>
          </table:table-cell>
          <table:table-cell office:value-type="float" office:value="63.7161650657654" calcext:value-type="float">
            <text:p>63.7161650658</text:p>
          </table:table-cell>
          <table:table-cell office:value-type="float" office:value="63.9996440410614" calcext:value-type="float">
            <text:p>63.9996440411</text:p>
          </table:table-cell>
          <table:table-cell office:value-type="float" office:value="49.9154541492462" calcext:value-type="float">
            <text:p>49.9154541492</text:p>
          </table:table-cell>
          <table:table-cell office:value-type="float" office:value="126.874591350555" calcext:value-type="float">
            <text:p>126.8745913506</text:p>
          </table:table-cell>
          <table:table-cell office:value-type="float" office:value="38.7542748451233" calcext:value-type="float">
            <text:p>38.7542748451</text:p>
          </table:table-cell>
          <table:table-cell office:value-type="float" office:value="85.8252565860748" calcext:value-type="float">
            <text:p>85.825256586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2209920883179" calcext:value-type="float">
            <text:p>45.2209920883</text:p>
          </table:table-cell>
          <table:table-cell office:value-type="float" office:value="65.7389740943909" calcext:value-type="float">
            <text:p>65.7389740944</text:p>
          </table:table-cell>
          <table:table-cell office:value-type="float" office:value="43.2844069004059" calcext:value-type="float">
            <text:p>43.2844069004</text:p>
          </table:table-cell>
          <table:table-cell office:value-type="float" office:value="96.9117007255554" calcext:value-type="float">
            <text:p>96.9117007256</text:p>
          </table:table-cell>
          <table:table-cell office:value-type="float" office:value="55.13592004776" calcext:value-type="float">
            <text:p>55.1359200478</text:p>
          </table:table-cell>
          <table:table-cell office:value-type="float" office:value="46.1982986927032" calcext:value-type="float">
            <text:p>46.1982986927</text:p>
          </table:table-cell>
          <table:table-cell office:value-type="float" office:value="45.869250535965" calcext:value-type="float">
            <text:p>45.869250536</text:p>
          </table:table-cell>
          <table:table-cell office:value-type="float" office:value="112.782744169235" calcext:value-type="float">
            <text:p>112.7827441692</text:p>
          </table:table-cell>
          <table:table-cell office:value-type="float" office:value="47.4374034404755" calcext:value-type="float">
            <text:p>47.4374034405</text:p>
          </table:table-cell>
          <table:table-cell office:value-type="float" office:value="53.214949131012" calcext:value-type="float">
            <text:p>53.21494913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.4634137153626" calcext:value-type="float">
            <text:p>45.4634137154</text:p>
          </table:table-cell>
          <table:table-cell office:value-type="float" office:value="41.9460980892181" calcext:value-type="float">
            <text:p>41.9460980892</text:p>
          </table:table-cell>
          <table:table-cell office:value-type="float" office:value="51.2607579231262" calcext:value-type="float">
            <text:p>51.2607579231</text:p>
          </table:table-cell>
          <table:table-cell office:value-type="float" office:value="63.5456793308258" calcext:value-type="float">
            <text:p>63.5456793308</text:p>
          </table:table-cell>
          <table:table-cell office:value-type="float" office:value="49.9869701862335" calcext:value-type="float">
            <text:p>49.9869701862</text:p>
          </table:table-cell>
          <table:table-cell office:value-type="float" office:value="55.0880327224732" calcext:value-type="float">
            <text:p>55.0880327225</text:p>
          </table:table-cell>
          <table:table-cell office:value-type="float" office:value="47.6734912395477" calcext:value-type="float">
            <text:p>47.6734912395</text:p>
          </table:table-cell>
          <table:table-cell office:value-type="float" office:value="164.936595201492" calcext:value-type="float">
            <text:p>164.9365952015</text:p>
          </table:table-cell>
          <table:table-cell office:value-type="float" office:value="45.739492893219" calcext:value-type="float">
            <text:p>45.7394928932</text:p>
          </table:table-cell>
          <table:table-cell office:value-type="float" office:value="47.4834356307983" calcext:value-type="float">
            <text:p>47.4834356308</text:p>
          </table:table-cell>
          <table:table-cell table:number-columns-repeated="6"/>
        </table:table-row>
        <table:table-row table:style-name="ro1">
          <table:table-cell/>
          <table:table-cell table:formula="of:=AVERAGE([.B89:.B98])" office:value-type="float" office:value="44.1761777639389" calcext:value-type="float">
            <text:p>44.1761777639</text:p>
          </table:table-cell>
          <table:table-cell table:formula="of:=AVERAGE([.C89:.C98])" office:value-type="float" office:value="56.3033904314041" calcext:value-type="float">
            <text:p>56.3033904314</text:p>
          </table:table-cell>
          <table:table-cell table:formula="of:=AVERAGE([.D89:.D98])" office:value-type="float" office:value="54.4179604768753" calcext:value-type="float">
            <text:p>54.4179604769</text:p>
          </table:table-cell>
          <table:table-cell table:formula="of:=AVERAGE([.E89:.E98])" office:value-type="float" office:value="84.2584010601043" calcext:value-type="float">
            <text:p>84.2584010601</text:p>
          </table:table-cell>
          <table:table-cell table:formula="of:=AVERAGE([.F89:.F98])" office:value-type="float" office:value="57.5466496706009" calcext:value-type="float">
            <text:p>57.5466496706</text:p>
          </table:table-cell>
          <table:table-cell table:formula="of:=AVERAGE([.G89:.G98])" office:value-type="float" office:value="50.1905503034592" calcext:value-type="float">
            <text:p>50.1905503035</text:p>
          </table:table-cell>
          <table:table-cell table:formula="of:=AVERAGE([.H89:.H98])" office:value-type="float" office:value="49.5482574939728" calcext:value-type="float">
            <text:p>49.548257494</text:p>
          </table:table-cell>
          <table:table-cell table:formula="of:=AVERAGE([.I89:.I98])" office:value-type="float" office:value="97.2735773086546" calcext:value-type="float">
            <text:p>97.2735773087</text:p>
          </table:table-cell>
          <table:table-cell table:formula="of:=AVERAGE([.J89:.J98])" office:value-type="float" office:value="42.7931506633759" calcext:value-type="float">
            <text:p>42.7931506634</text:p>
          </table:table-cell>
          <table:table-cell table:formula="of:=AVERAGE([.K89:.K98])" office:value-type="float" office:value="56.5353161811828" calcext:value-type="float">
            <text:p>56.5353161812</text:p>
          </table:table-cell>
          <table:table-cell/>
          <table:table-cell table:formula="of:=AVERAGE([.B99:.K99])" office:value-type="float" office:value="59.3043431353569" calcext:value-type="float">
            <text:p>59.304343135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STDEV([.B90:.K98])" office:value-type="float" office:value="23.656295625748" calcext:value-type="float">
            <text:p>23.65629562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0:53:08.193969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DT4H6M38S</meta:editing-duration>
    <meta:editing-cycles>12</meta:editing-cycles>
    <meta:generator>LibreOffice/5.1.6.2$Linux_X86_64 LibreOffice_project/10m0$Build-2</meta:generator>
    <meta:creation-date>2017-08-22T14:07:15.704302328</meta:creation-date>
    <dc:date>2017-08-24T13:46:15.052274344</dc:date>
    <meta:document-statistic meta:table-count="1" meta:cell-count="10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emp_stab_new_massive_mod.Q28:temp_stab_new_massive_mod.Q34" chart:error-lower-range="temp_stab_new_massive_mod.Q28:temp_stab_new_massive_mod.Q34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emp_stab_new_massive_mod.Q28:temp_stab_new_massive_mod.Q34" chart:error-lower-range="temp_stab_new_massive_mod.Q28:temp_stab_new_massive_mod.Q34"/>
      <style:graphic-properties draw:stroke="none" svg:stroke-width="0.08cm" svg:stroke-color="#0066cc" draw:fill-color="#0066cc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ogarithmic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temp_stab_new_massive_mod.Q28:temp_stab_new_massive_mod.Q34" chart:error-lower-range="temp_stab_new_massive_mod.Q28:temp_stab_new_massive_mod.Q34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74cm" svg:y="0.316cm" chart:style-name="ch2">
          <text:p>Convergence Time of Datasets</text:p>
        </chart:title>
        <chart:plot-area chart:style-name="ch3" table:cell-range-address="temp_stab_new_massive_mod.O28:temp_stab_new_massive_mod.P34" svg:x="1.331cm" svg:y="1.275cm" svg:width="14.349cm" svg:height="6.564cm">
          <chartooo:coordinate-region svg:x="2.138cm" svg:y="1.474cm" svg:width="12.892cm" svg:height="5.718cm"/>
          <chart:axis chart:dimension="x" chart:name="primary-x" chart:style-name="ch4">
            <chart:title svg:x="6.662cm" svg:y="8.019cm" chart:style-name="ch5">
              <text:p>Training Set Size (Flows)</text:p>
            </chart:title>
          </chart:axis>
          <chart:axis chart:dimension="y" chart:name="primary-y" chart:style-name="ch6">
            <chart:title svg:x="0.451cm" svg:y="6.44cm" chart:style-name="ch7">
              <text:p>Seconds to Convergence</text:p>
            </chart:title>
            <chart:grid chart:style-name="ch8" chart:class="major"/>
          </chart:axis>
          <chart:series chart:style-name="ch9" chart:values-cell-range-address="temp_stab_new_massive_mod.P28:temp_stab_new_massive_mod.P34" chart:class="chart:scatter">
            <chart:domain table:cell-range-address="temp_stab_new_massive_mod.O28:temp_stab_new_massive_mod.O34"/>
            <chart:regression-curve chart:style-name="ch10"/>
            <chart:error-indicator chart:style-name="ch11" chart:dimension="y"/>
            <chart:data-point/>
            <chart:data-point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2664">
                <text:p>352664</text:p>
                <draw:g>
                  <svg:desc>temp_stab_new_massive_mod.O28:temp_stab_new_massive_mod.O34</svg:desc>
                </draw:g>
              </table:table-cell>
              <table:table-cell office:value-type="float" office:value="214.12106341309">
                <text:p>214.12106341309</text:p>
                <draw:g>
                  <svg:desc>temp_stab_new_massive_mod.P28:temp_stab_new_massive_mod.P34</svg:desc>
                </draw:g>
              </table:table-cell>
              <table:table-cell office:value-type="float" office:value="40.4417714563278">
                <text:p>40.4417714563278</text:p>
                <draw:g>
                  <svg:desc>temp_stab_new_massive_mod.Q28:temp_stab_new_massive_mod.Q34</svg:desc>
                </draw:g>
              </table:table-cell>
              <table:table-cell office:value-type="float" office:value="40.4417714563278">
                <text:p>40.4417714563278</text:p>
                <draw:g>
                  <svg:desc>temp_stab_new_massive_mod.Q28:temp_stab_new_massive_mod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337">
                <text:p>176337</text:p>
              </table:table-cell>
              <table:table-cell office:value-type="float" office:value="148.313719198704">
                <text:p>148.313719198704</text:p>
              </table:table-cell>
              <table:table-cell office:value-type="float" office:value="33.0243558294424">
                <text:p>33.0243558294424</text:p>
              </table:table-cell>
              <table:table-cell office:value-type="float" office:value="33.0243558294424">
                <text:p>33.0243558294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809">
                <text:p>58809</text:p>
              </table:table-cell>
              <table:table-cell office:value-type="float" office:value="108.11495409992">
                <text:p>108.11495409992</text:p>
              </table:table-cell>
              <table:table-cell office:value-type="float" office:value="17.9843652525435">
                <text:p>17.9843652525435</text:p>
              </table:table-cell>
              <table:table-cell office:value-type="float" office:value="17.9843652525435">
                <text:p>17.9843652525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315">
                <text:p>35315</text:p>
              </table:table-cell>
              <table:table-cell office:value-type="float" office:value="96.2198144046466">
                <text:p>96.2198144046466</text:p>
              </table:table-cell>
              <table:table-cell office:value-type="float" office:value="17.5049276605185">
                <text:p>17.5049276605185</text:p>
              </table:table-cell>
              <table:table-cell office:value-type="float" office:value="17.5049276605185">
                <text:p>17.504927660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85">
                <text:p>11885</text:p>
              </table:table-cell>
              <table:table-cell office:value-type="float" office:value="93.1410183978081">
                <text:p>93.1410183978081</text:p>
              </table:table-cell>
              <table:table-cell office:value-type="float" office:value="29.2547895365351">
                <text:p>29.2547895365351</text:p>
              </table:table-cell>
              <table:table-cell office:value-type="float" office:value="29.2547895365351">
                <text:p>29.2547895365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57">
                <text:p>6157</text:p>
              </table:table-cell>
              <table:table-cell office:value-type="float" office:value="97.2431762501929">
                <text:p>97.2431762501929</text:p>
              </table:table-cell>
              <table:table-cell office:value-type="float" office:value="36.0353271293317">
                <text:p>36.0353271293317</text:p>
              </table:table-cell>
              <table:table-cell office:value-type="float" office:value="36.0353271293317">
                <text:p>36.0353271293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85">
                <text:p>4085</text:p>
              </table:table-cell>
              <table:table-cell office:value-type="float" office:value="59.3043431353569">
                <text:p>59.3043431353569</text:p>
              </table:table-cell>
              <table:table-cell office:value-type="float" office:value="23.656295625748">
                <text:p>23.656295625748</text:p>
              </table:table-cell>
              <table:table-cell office:value-type="float" office:value="23.656295625748">
                <text:p>23.656295625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